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2" svg:font-family="'Courier New'" style:font-pitch="fixed"/>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office:font-face-decls>
  <office:automatic-styles>
    <style:style style:name="Tabla1" style:family="table">
      <style:table-properties style:width="11.236cm" table:align="center" style:writing-mode="lr-tb"/>
    </style:style>
    <style:style style:name="Tabla1.A" style:family="table-column">
      <style:table-column-properties style:column-width="2.028cm"/>
    </style:style>
    <style:style style:name="Tabla1.B" style:family="table-column">
      <style:table-column-properties style:column-width="9.208cm"/>
    </style:style>
    <style:style style:name="Tabla1.A1" style:family="table-cell">
      <style:table-cell-properties style:vertical-align="middle" fo:padding-left="0.123cm" fo:padding-right="0.123cm" fo:padding-top="0cm" fo:padding-bottom="0cm" fo:border-left="none" fo:border-right="none" fo:border-top="0.05pt solid #000000" fo:border-bottom="0.05pt solid #000000"/>
    </style:style>
    <style:style style:name="Tabla1.A2" style:family="table-cell">
      <style:table-cell-properties style:vertical-align="middle" fo:padding-left="0.123cm" fo:padding-right="0.123cm" fo:padding-top="0cm" fo:padding-bottom="0cm" fo:border="none"/>
    </style:style>
    <style:style style:name="Tabla1.B2" style:family="table-cell">
      <style:table-cell-properties style:vertical-align="top" fo:padding-left="0.123cm" fo:padding-right="0.123cm" fo:padding-top="0cm" fo:padding-bottom="0cm" fo:border="none"/>
    </style:style>
    <style:style style:name="Tabla1.A10" style:family="table-cell">
      <style:table-cell-properties style:vertical-align="middle" fo:padding-left="0.123cm" fo:padding-right="0.123cm" fo:padding-top="0cm" fo:padding-bottom="0cm" fo:border-left="none" fo:border-right="none" fo:border-top="none" fo:border-bottom="0.05pt solid #000000"/>
    </style:style>
    <style:style style:name="Tabla1.B10" style:family="table-cell">
      <style:table-cell-properties style:vertical-align="top" fo:padding-left="0.123cm" fo:padding-right="0.123cm" fo:padding-top="0cm" fo:padding-bottom="0cm" fo:border-left="none" fo:border-right="none" fo:border-top="none" fo:border-bottom="0.05pt solid #000000"/>
    </style:style>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P3"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4" style:family="paragraph" style:parent-style-name="Standard">
      <style:text-properties style:font-name="Arial1" fo:font-size="10pt" fo:language="es" fo:country="AR" style:font-size-asian="10pt" style:font-name-complex="Arial1" style:font-size-complex="10pt"/>
    </style:style>
    <style:style style:name="P5"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6" style:family="paragraph" style:parent-style-name="Standard">
      <style:paragraph-properties fo:text-align="justify" style:justify-single-word="false"/>
      <style:text-properties style:font-name="Arial1" fo:font-size="10pt" fo:language="es" fo:country="AR" style:font-size-asian="10pt" style:font-name-complex="Arial1" style:font-size-complex="10pt"/>
    </style:style>
    <style:style style:name="P7" style:family="paragraph" style:parent-style-name="Standard">
      <style:paragraph-properties fo:text-align="justify" style:justify-single-word="false" style:text-autospace="none"/>
      <style:text-properties style:font-name="Arial1" fo:font-size="10pt" fo:language="es" fo:country="AR" style:font-size-asian="10pt" style:font-name-complex="Arial1" style:font-size-complex="10pt"/>
    </style:style>
    <style:style style:name="P8" style:family="paragraph" style:parent-style-name="Standard">
      <style:paragraph-properties fo:text-align="center" style:justify-single-word="false" style:text-autospace="none"/>
      <style:text-properties style:font-name="Arial1" fo:font-size="10pt" fo:language="es" fo:country="AR" style:font-size-asian="10pt" style:font-name-complex="Arial1" style:font-size-complex="10pt"/>
    </style:style>
    <style:style style:name="P9" style:family="paragraph" style:parent-style-name="Standard">
      <style:text-properties style:font-name="Arial1" fo:font-size="10pt" fo:language="es" fo:country="AR" style:font-size-asian="10pt" style:language-asian="zxx" style:country-asian="none" style:font-name-complex="Arial1" style:font-size-complex="10pt"/>
    </style:style>
    <style:style style:name="P10"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1" style:family="paragraph" style:parent-style-name="Standard">
      <style:paragraph-properties fo:text-align="justify" style:justify-single-word="false"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2" style:family="paragraph" style:parent-style-name="Standard">
      <style:paragraph-properties style:text-autospace="none"/>
      <style:text-properties style:font-name="Arial1" fo:font-size="10pt" fo:language="es" fo:country="AR" fo:font-weight="normal" style:font-size-asian="10pt" style:font-weight-asian="normal" style:font-name-complex="Arial1" style:font-size-complex="10pt" style:font-weight-complex="normal"/>
    </style:style>
    <style:style style:name="P13" style:family="paragraph" style:parent-style-name="Standard">
      <style:paragraph-properties fo:text-align="justify" style:justify-single-word="false"/>
      <style:text-properties fo:font-size="10pt" style:font-size-asian="10pt" style:font-size-complex="10pt"/>
    </style:style>
    <style:style style:name="P14" style:family="paragraph" style:parent-style-name="Standard">
      <style:paragraph-properties fo:text-align="justify" style:justify-single-word="false" style:text-autospace="none"/>
      <style:text-properties fo:font-size="10pt" style:font-size-asian="10pt" style:font-size-complex="10pt"/>
    </style:style>
    <style:style style:name="P15" style:family="paragraph" style:parent-style-name="Standard">
      <style:paragraph-properties style:text-autospace="none"/>
      <style:text-properties fo:font-size="10pt" style:font-size-asian="10pt" style:font-size-complex="10pt"/>
    </style:style>
    <style:style style:name="P16" style:family="paragraph" style:parent-style-name="Standard">
      <style:paragraph-properties fo:text-align="center" style:justify-single-word="false" style:text-autospace="none"/>
      <style:text-properties fo:font-size="10pt" style:font-size-asian="10pt" style:font-size-complex="10pt"/>
    </style:style>
    <style:style style:name="P17" style:family="paragraph" style:parent-style-name="Standard">
      <style:paragraph-properties style:text-autospace="none"/>
      <style:text-properties fo:font-size="10pt" fo:language="es" fo:country="AR" style:font-size-asian="10pt" style:font-size-complex="10pt"/>
    </style:style>
    <style:style style:name="P18" style:family="paragraph" style:parent-style-name="Standard">
      <style:paragraph-properties fo:text-align="justify" style:justify-single-word="false" style:text-autospace="none"/>
      <style:text-properties fo:font-size="10pt" fo:language="es" fo:country="AR" style:font-size-asian="10pt" style:font-name-complex="Arial1" style:font-size-complex="10pt"/>
    </style:style>
    <style:style style:name="P19" style:family="paragraph" style:parent-style-name="Standard">
      <style:text-properties style:font-name="Courier" fo:font-size="8pt" fo:language="en" fo:country="US" fo:font-weight="bold" style:font-size-asian="8pt" style:font-weight-asian="bold" style:font-name-complex="Arial1" style:font-size-complex="8pt" style:font-weight-complex="bold"/>
    </style:style>
    <style:style style:name="P20" style:family="paragraph" style:parent-style-name="Standard">
      <style:paragraph-properties fo:margin-left="0.635cm" fo:margin-right="0cm" fo:text-align="justify" style:justify-single-word="false" fo:text-indent="0cm" style:auto-text-indent="false" style:text-autospace="none"/>
      <style:text-properties fo:font-size="10pt" style:font-size-asian="10pt" style:font-size-complex="10pt"/>
    </style:style>
    <style:style style:name="P21" style:family="paragraph" style:parent-style-name="Standard">
      <style:paragraph-properties fo:margin-left="0.635cm" fo:margin-right="0cm" fo:text-indent="0cm" style:auto-text-indent="false" style:text-autospace="none"/>
      <style:text-properties fo:font-size="10pt" style:font-size-asian="10pt" style:font-size-complex="10pt"/>
    </style:style>
    <style:style style:name="P22" style:family="paragraph" style:parent-style-name="Standard">
      <style:paragraph-properties fo:text-align="justify" style:justify-single-word="false" fo:break-before="page"/>
      <style:text-properties style:font-name="Arial1" fo:font-size="10pt" fo:language="es" fo:country="AR" style:font-size-asian="10pt" style:font-name-complex="Arial1" style:font-size-complex="10pt"/>
    </style:style>
    <style:style style:name="P23" style:family="paragraph" style:parent-style-name="Standard">
      <style:paragraph-properties fo:break-before="page"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24" style:family="paragraph" style:parent-style-name="Text_20_body">
      <style:paragraph-properties fo:text-align="justify" style:justify-single-word="false"/>
      <style:text-properties fo:font-size="10pt" fo:language="es" fo:country="AR" style:font-size-asian="10pt" style:font-size-complex="10pt"/>
    </style:style>
    <style:style style:name="P25" style:family="paragraph" style:parent-style-name="Standard">
      <style:paragraph-properties fo:margin-left="0.079cm" fo:margin-right="0cm" fo:text-indent="0cm" style:auto-text-indent="false" style:text-autospace="none"/>
      <style:text-properties style:font-name="Arial1" fo:font-size="10pt" fo:language="es" fo:country="AR" style:font-size-asian="10pt" style:font-name-complex="Arial1" style:font-size-complex="10pt"/>
    </style:style>
    <style:style style:name="P26" style:family="paragraph" style:parent-style-name="Standard" style:master-page-name="Standard">
      <style:paragraph-properties fo:text-align="center" style:justify-single-word="false" style:page-number="auto" style:text-autospace="none"/>
      <style:text-properties fo:font-variant="small-caps" fo:color="#0000ff" style:font-name="Arial1" fo:font-size="16pt" fo:language="es" fo:country="AR" style:font-size-asian="16pt" style:font-name-complex="Arial1" style:font-size-complex="10pt"/>
    </style:style>
    <style:style style:name="P27"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64cm"/>
          <style:tab-stop style:position="15.589cm" style:type="right"/>
        </style:tab-stops>
      </style:paragraph-properties>
      <style:text-properties officeooo:paragraph-rsid="000d9554"/>
    </style:style>
    <style:style style:name="T1" style:family="text">
      <style:text-properties officeooo:rsid="000d0499"/>
    </style:style>
    <style:style style:name="T2" style:family="text">
      <style:text-properties style:font-name="Arial1"/>
    </style:style>
    <style:style style:name="T3" style:family="text">
      <style:text-properties style:font-name="Arial1" fo:font-size="10pt" style:font-size-asian="10pt" style:font-name-complex="Arial1"/>
    </style:style>
    <style:style style:name="T4" style:family="text">
      <style:text-properties style:font-name="Arial1" fo:font-size="10pt" fo:language="es" fo:country="AR" style:font-size-asian="10pt" style:font-name-complex="Arial1" style:font-size-complex="10pt"/>
    </style:style>
    <style:style style:name="T5" style:family="text">
      <style:text-properties style:font-name="Arial1" fo:font-size="10pt" fo:language="es" fo:country="AR" fo:font-weight="bold" style:font-size-asian="10pt" style:font-weight-asian="bold" style:font-name-complex="Arial1" style:font-size-complex="10pt" style:font-weight-complex="bold"/>
    </style:style>
    <style:style style:name="T6" style:family="text">
      <style:text-properties style:font-name="Arial1" fo:language="es" fo:country="AR" style:font-name-complex="Arial1"/>
    </style:style>
    <style:style style:name="T7" style:family="text">
      <style:text-properties style:font-name="Arial1" fo:language="es" fo:country="AR" fo:font-weight="bold" style:font-weight-asian="bold" style:font-name-complex="Arial1" style:font-weight-complex="bold"/>
    </style:style>
    <style:style style:name="T8" style:family="text">
      <style:text-properties style:font-name="Arial1" fo:language="es" fo:country="AR" fo:font-style="italic" style:font-style-asian="italic" style:font-name-complex="Arial1" style:font-style-complex="italic"/>
    </style:style>
    <style:style style:name="T9" style:family="text">
      <style:text-properties fo:color="#0000ff" style:font-name="Liberation Sans" fo:font-size="9pt" fo:font-weight="bold" style:font-size-asian="9pt" style:font-weight-asian="bold" style:font-name-complex="Arial1" style:font-size-complex="9pt" style:font-weight-complex="bold"/>
    </style:style>
    <style:style style:name="T10" style:family="text">
      <style:text-properties fo:color="#0000ff" style:font-name="Liberation Sans" fo:font-size="9pt" fo:font-weight="bold" officeooo:rsid="001dfd33" style:font-size-asian="9pt" style:font-weight-asian="bold" style:font-name-complex="Arial1" style:font-size-complex="9pt" style:font-weight-complex="bold"/>
    </style:style>
    <style:style style:name="T11" style:family="text">
      <style:text-properties style:font-name="Courier New1" fo:language="es" fo:country="AR" fo:font-weight="bold" style:font-weight-asian="bold" style:font-name-complex="Arial1" style:font-weight-complex="bold"/>
    </style:style>
    <style:style style:name="T12" style:family="text">
      <style:text-properties style:font-name="Courier New1" fo:language="es" fo:country="AR" style:font-name-complex="Arial1"/>
    </style:style>
    <style:style style:name="T13" style:family="text">
      <style:text-properties style:font-name="Courier New1" fo:language="es" fo:country="AR" fo:font-style="italic" fo:font-weight="bold" style:font-style-asian="italic" style:font-weight-asian="bold" style:font-name-complex="Arial1" style:font-style-complex="italic" style:font-weight-complex="bold"/>
    </style:style>
    <style:style style:name="T14" style:family="text">
      <style:text-properties style:font-name="Courier New1" fo:font-weight="bold" style:font-weight-asian="bold" style:font-weight-complex="bold"/>
    </style:style>
    <style:style style:name="T15" style:family="text">
      <style:text-properties fo:language="es" fo:country="AR" style:font-name-complex="Arial1"/>
    </style:style>
    <style:style style:name="T16" style:family="text">
      <style:text-properties fo:font-weight="bold" style:font-weight-asian="bold" style:font-weight-complex="bold"/>
    </style:style>
    <style:style style:name="T17" style:family="text">
      <style:text-properties style:font-name="Courier New2" fo:font-weight="bold" style:font-weight-asian="bold" style:font-weight-complex="bold"/>
    </style:style>
    <style:style style:name="T18" style:family="text">
      <style:text-properties fo:font-weight="normal" style:font-weight-asian="normal"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center" style:horizontal-rel="paragraph" fo:background-color="#ffffff" style:background-transparency="0%" draw:fill="solid" draw:fill-color="#ffffff" draw:opacity="100%" fo:padding-left="0.279cm" fo:padding-right="0.279cm" fo:padding-top="0.152cm" fo:padding-bottom="0.152cm" fo:border="0.06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Obteniendo Ayuda.</text:p>
      <text:p text:style-name="P3"/>
      <text:p text:style-name="P5">Ingrese a un shell de línea de comandos de su equipo .</text:p>
      <text:p text:style-name="P10"/>
      <text:p text:style-name="P10">Ayuda interna de los comandos</text:p>
      <text:p text:style-name="P14"><text:span text:style-name="T6">Hasta el momento cada vez que necesitábamos conocer que modificadores y/o parámetros tenia un comando utilizábamos el modificador </text:span><text:span text:style-name="T11">--help</text:span><text:span text:style-name="T6">. Este modificador nos da acceso a la ayuda interna del comando la mayoría de los comandos no interactivos cuentan con alguna forma de ayuda interna.</text:span></text:p>
      <text:p text:style-name="P7"/>
      <text:p text:style-name="P14"><text:span text:style-name="T6"><text:tab/>Sintaxis: </text:span><text:span text:style-name="T11">comando --help</text:span></text:p>
      <text:p text:style-name="P7"/>
      <text:p text:style-name="P14"><text:span text:style-name="T6">Ingrese el comando</text:span><text:span text:style-name="T12"> </text:span><text:span text:style-name="T11">ls --help</text:span><text:span text:style-name="T6"> y a continuación &lt;ENTER&gt;. ¿Para qué sirven las opciones del comando ls?</text:span></text:p>
      <text:p text:style-name="P14"><text:span text:style-name="T6">Ingrese el comando </text:span><text:span text:style-name="T11">cp --help</text:span><text:span text:style-name="T6"> y a continuación &lt;ENTER&gt;. ¿Para qué sirven las opciones del comando cp?</text:span></text:p>
      <text:p text:style-name="P6"/>
      <text:p text:style-name="P6">En algunos casos no existe el modificador --help, en estos casos se suele disponer del modificador -h.</text:p>
      <text:p text:style-name="P6"/>
      <text:p text:style-name="P14"><text:span text:style-name="T6">Ingrese el comando </text:span><text:span text:style-name="T11">zip --help</text:span><text:span text:style-name="T12"> </text:span><text:span text:style-name="T6">y a continuación &lt;ENTER&gt;. ¿Qué ocurrió?</text:span></text:p>
      <text:p text:style-name="P13"><text:span text:style-name="T6">Ahora ingrese el comando </text:span><text:span text:style-name="T11">zip -h</text:span><text:span text:style-name="T6"> y a continuación &lt;ENTER&gt;. ¿Nota la diferencia?</text:span></text:p>
      <text:p text:style-name="P6"/>
      <text:p text:style-name="P11">Usando las páginas man</text:p>
      <text:p text:style-name="P14"><text:span text:style-name="T6">En ocasiones la ayuda interna de un comando no es lo suficientemente extensa o clara como para satisfacer nuestra necesidad de información acerca de ese comando. Para estas ocasiones los comandos y aplicaciones incluyen un manual al cual se puede acceder a través del comando </text:span><text:span text:style-name="T11">man</text:span><text:span text:style-name="T6">.</text:span></text:p>
      <text:p text:style-name="P5"/>
      <text:p text:style-name="P15"><text:span text:style-name="T6"><text:tab/>Sintaxis: </text:span><text:span text:style-name="T11">man </text:span><text:span text:style-name="T13">&lt;sección&gt; <text:s/>comando</text:span></text:p>
      <text:p text:style-name="P5"/>
      <text:p text:style-name="P14"><text:span text:style-name="T6">Ingrese el comando </text:span><text:span text:style-name="T11">man bash</text:span><text:span text:style-name="T6"> y a continuación &lt;ENTER&gt;. Debería estar viendo las páginas del manual del shell bash.</text:span></text:p>
      <text:p text:style-name="P7"/>
      <text:p text:style-name="P14"><text:span text:style-name="T6">Man utiliza para mostrar las páginas del manual el comando </text:span><text:span text:style-name="T11">groff</text:span><text:span text:style-name="T15"> </text:span><text:span text:style-name="T6">que usa las mismas teclas que el comando </text:span><text:span text:style-name="T11">less</text:span><text:span text:style-name="T6"> por lo cual las teclas para moverse dentro de las páginas del manual son:</text:span></text:p>
      <text:p text:style-name="P20"><text:span text:style-name="T6">Para moverse hacia arriba y abajo una línea por vez use las teclas </text:span><text:span text:style-name="T11">e</text:span><text:span text:style-name="T6"> e </text:span><text:span text:style-name="T11">y</text:span><text:span text:style-name="T7">.</text:span></text:p>
      <text:p text:style-name="P20"><text:span text:style-name="T6">Para moverse hacia arriba y abajo una pantalla por vez use las teclas </text:span><text:span text:style-name="T11">z</text:span><text:span text:style-name="T6"> e </text:span><text:span text:style-name="T11">w</text:span><text:span text:style-name="T7">.</text:span><text:span text:style-name="T6"> (Dependiendo de la configuración de la terminal podría utilizar las teclas Página Arriba y Página Abajo)</text:span></text:p>
      <text:p text:style-name="P20"><text:span text:style-name="T6">Para buscar una cadena dentro de las páginas actuales presione </text:span><text:span text:style-name="T7">/</text:span><text:span text:style-name="T6"> escriba el texto a buscar y &lt;ENTER&gt; y el texto buscado aparecerá resaltado.</text:span></text:p>
      <text:p text:style-name="P21"><text:span text:style-name="T6">Para salir se utiliza la tecla </text:span><text:span text:style-name="T11">q</text:span><text:span text:style-name="T6">.</text:span></text:p>
      <text:p text:style-name="P5"/>
      <text:p text:style-name="P13"><text:span text:style-name="T6">Ingrese el comando </text:span><text:span text:style-name="T11">man man </text:span><text:span text:style-name="T6">y a continuación &lt;ENTER&gt;. Aquí podrá apreciar todas las opciones y la funcionalidad del comando man.</text:span></text:p>
      <text:p text:style-name="P6"/>
      <text:p text:style-name="P6">Es muy útil al emplear el man observar en el final de las páginas man de algún comando un apartado llamado “SEE ALSO” (ver además) donde aparecerán las páginas man que guardan relación con el comando actual.</text:p>
      <text:p text:style-name="P6"/>
      <text:p text:style-name="P22">Ingrese el comando <text:span text:style-name="T14">man ln</text:span><text:span text:style-name="T16"> </text:span>y a continuación &lt;ENTER&gt;. Así accederá a la página de manual del comando ln. Vaya hacia el final de la página man hasta ver el apartado “SEE ALSO” debería ver algo como esto:</text:p>
      <text:p text:style-name="P4"/>
      <text:p text:style-name="P9"><draw:frame draw:style-name="fr1" draw:name="Marco1" text:anchor-type="paragraph" svg:y="0cm" svg:width="14.199cm" svg:height="1.168cm" draw:z-index="0"><draw:text-box><text:p text:style-name="P19">SEE ALSO</text:p><text:p text:style-name="P19"><text:s text:c="2"/>ls(1), rm(1), link(2), lstat(2), open(2), readlink(2), stat(2), unlink(2)</text:p></draw:text-box></draw:frame></text:p>
      <text:p text:style-name="P4"/>
      <text:p text:style-name="P4"/>
      <text:p text:style-name="P4"/>
      <text:p text:style-name="P4">Esto quiere decir que hay páginas de manual relacionadas con el comando ln y que pueden ser de utilidad. Para acceder a estas páginas se utiliza también el comando man.</text:p>
      <text:p text:style-name="P24"/>
      <text:p text:style-name="P24">A continuación de la página <text:s/>del manual relacionada se puede observar un numero entre paréntesis, este numero es la sección del manual a la cual corresponde esa página del manual. </text:p>
      <text:p text:style-name="P6">Las páginas del manual se encuentran divididas en secciones por cuestiones de organización, cada sección agrupa páginas afines:</text:p>
      <text:p text:style-name="P17"/>
      <table:table table:name="Tabla1" table:style-name="Tabla1">
        <table:table-column table:style-name="Tabla1.A"/>
        <table:table-column table:style-name="Tabla1.B"/>
        <table:table-row>
          <table:table-cell table:style-name="Tabla1.A1" office:value-type="string">
            <text:p text:style-name="P8">Sección</text:p>
          </table:table-cell>
          <table:table-cell table:style-name="Tabla1.A1" office:value-type="string">
            <text:p text:style-name="P8">Contenido</text:p>
          </table:table-cell>
        </table:table-row>
        <table:table-row>
          <table:table-cell table:style-name="Tabla1.A2" office:value-type="string">
            <text:p text:style-name="P8">1</text:p>
          </table:table-cell>
          <table:table-cell table:style-name="Tabla1.B2" office:value-type="string">
            <text:p text:style-name="P5">Comandos</text:p>
          </table:table-cell>
        </table:table-row>
        <table:table-row>
          <table:table-cell table:style-name="Tabla1.A2" office:value-type="string">
            <text:p text:style-name="P8">2</text:p>
          </table:table-cell>
          <table:table-cell table:style-name="Tabla1.B2" office:value-type="string">
            <text:p text:style-name="P5">Llamadas al sistema (Funciones del kernel)</text:p>
          </table:table-cell>
        </table:table-row>
        <table:table-row>
          <table:table-cell table:style-name="Tabla1.A2" office:value-type="string">
            <text:p text:style-name="P8">3</text:p>
          </table:table-cell>
          <table:table-cell table:style-name="Tabla1.B2" office:value-type="string">
            <text:p text:style-name="P5">Llamadas de librería (Funciones de la librería libc)</text:p>
          </table:table-cell>
        </table:table-row>
        <table:table-row>
          <table:table-cell table:style-name="Tabla1.A2" office:value-type="string">
            <text:p text:style-name="P8">4</text:p>
          </table:table-cell>
          <table:table-cell table:style-name="Tabla1.B2" office:value-type="string">
            <text:p text:style-name="P5">Archivos especiales (Archivos en el directorio /dev)</text:p>
          </table:table-cell>
        </table:table-row>
        <table:table-row>
          <table:table-cell table:style-name="Tabla1.A2" office:value-type="string">
            <text:p text:style-name="P8">5</text:p>
          </table:table-cell>
          <table:table-cell table:style-name="Tabla1.B2" office:value-type="string">
            <text:p text:style-name="P5">Formato de archivos (Formato de archivos como el /etc/passwd, /etc/group y otros)</text:p>
          </table:table-cell>
        </table:table-row>
        <table:table-row>
          <table:table-cell table:style-name="Tabla1.A2" office:value-type="string">
            <text:p text:style-name="P8">6</text:p>
          </table:table-cell>
          <table:table-cell table:style-name="Tabla1.B2" office:value-type="string">
            <text:p text:style-name="P5">Juegos</text:p>
          </table:table-cell>
        </table:table-row>
        <table:table-row>
          <table:table-cell table:style-name="Tabla1.A2" office:value-type="string">
            <text:p text:style-name="P8">7</text:p>
          </table:table-cell>
          <table:table-cell table:style-name="Tabla1.B2" office:value-type="string">
            <text:p text:style-name="P5">Paquetes misceláneos.</text:p>
          </table:table-cell>
        </table:table-row>
        <table:table-row>
          <table:table-cell table:style-name="Tabla1.A2" office:value-type="string">
            <text:p text:style-name="P8">8</text:p>
          </table:table-cell>
          <table:table-cell table:style-name="Tabla1.B2" office:value-type="string">
            <text:p text:style-name="P5">Manejo del sistema (Utilidades del administrador)</text:p>
          </table:table-cell>
        </table:table-row>
        <table:table-row>
          <table:table-cell table:style-name="Tabla1.A10" office:value-type="string">
            <text:p text:style-name="P8">9</text:p>
          </table:table-cell>
          <table:table-cell table:style-name="Tabla1.B10" office:value-type="string">
            <text:p text:style-name="P5">Rutinas del kernel</text:p>
          </table:table-cell>
        </table:table-row>
      </table:table>
      <text:p text:style-name="P5"/>
      <text:p text:style-name="P7">Es posible que algunos ítems figuren en mas de una sección del manual, en ese caso es necesario decirle al comando man a que sección nos estamos refiriendo.</text:p>
      <text:p text:style-name="P7"/>
      <text:p text:style-name="P14"><text:span text:style-name="T6">Ingrese el comando </text:span><text:span text:style-name="T11">man passwd</text:span><text:span text:style-name="T7"> </text:span><text:span text:style-name="T6">y a continuación &lt;ENTER&gt;. Con ello accederá a la página del manual del comando passwd de la sección 1. Pero existe otra página de manual del archivo passwd en la sección 5...</text:span></text:p>
      <text:p text:style-name="P14"><text:span text:style-name="T6">Para acceder a esta ultima Ingrese el comando </text:span><text:span text:style-name="T11">man 5 passwd</text:span><text:span text:style-name="T7"> </text:span><text:span text:style-name="T6">y a continuación &lt;ENTER&gt;. Con ello accederá a la página del manual del archivo passwd (sección 5).</text:span></text:p>
      <text:p text:style-name="P7"/>
      <text:p text:style-name="P14"><text:span text:style-name="T6">Ingrese el comando </text:span><text:span text:style-name="T11">man socket</text:span><text:span text:style-name="T7"> </text:span><text:span text:style-name="T6">y a continuación &lt;ENTER&gt;. Con ello accederá a la página del manual de socket de la sección 2 (es decir, la llamada al sistema socket). Pero existe otra página de manual de socket en la sección 7...</text:span></text:p>
      <text:p text:style-name="P14"><text:span text:style-name="T6">Para acceder a esta ultima Ingrese el comando </text:span><text:span text:style-name="T11">man 7 socket</text:span><text:span text:style-name="T7"> </text:span><text:span text:style-name="T6">y a continuación &lt;ENTER&gt;. Con ello accederá a la página del manual de socket de la sección 7.</text:span></text:p>
      <text:p text:style-name="P7"/>
      <text:p text:style-name="P14"><text:span text:style-name="T6">Cuando invocamos a man para buscar la página de manual de un determinado ítem el comando man recorre las secciones en un determinado orden buscando sus páginas de manual. (Por ello al ejecutar </text:span><text:span text:style-name="T11">man passwd</text:span><text:span text:style-name="T6"> en el ejemplo anterior vimos la página del comando man en lugar de la del archivo passwd).</text:span></text:p>
      <text:p text:style-name="P5"/>
      <text:p text:style-name="P16"><text:span text:style-name="T6">El orden de búsqueda es: </text:span><text:span text:style-name="T11">1 &gt; 8 &gt; 2 &gt; 3 &gt; 4 &gt; 5 &gt; 6 &gt; 7 &gt; 9</text:span></text:p>
      <text:p text:style-name="P10"/>
      <text:p text:style-name="P10">Buscando qué comando usar</text:p>
      <text:p text:style-name="P7">Man es muy útil cuando sabemos el nombre del comando en el cual estamos interesados. ¿Pero qué pasa cuando no sabemos el nombre del comando que estamos buscando?</text:p>
      <text:p text:style-name="P14"><text:span text:style-name="T6">Aquí es donde aparece el comando </text:span><text:span text:style-name="T11">apropos</text:span><text:span text:style-name="T6">. Apropos permite buscar comando o ítems relacionados por palabra clave. Por ello muestra como resultado una lista de conceptos relacionados con la palabra clave ingresada.</text:span></text:p>
      <text:p text:style-name="P7"/>
      <text:p text:style-name="P14"><text:span text:style-name="T6"><text:tab/>Sintaxis: </text:span><text:span text:style-name="T11">apropos palabra_clave</text:span></text:p>
      <text:p text:style-name="P7"/>
      <text:p text:style-name="P14"><text:span text:style-name="T6">Ingrese el comando </text:span><text:span text:style-name="T11">apropos tape</text:span><text:span text:style-name="T12"> </text:span><text:span text:style-name="T6">y a continuación &lt;ENTER&gt;. Ahora debería estar observando una lista de páginas man de comandos e ítems relacionados con la palabra clave </text:span><text:span text:style-name="T8">tape</text:span><text:span text:style-name="T6">.</text:span></text:p>
      <text:p text:style-name="P10"><text:soft-page-break/>Saber qué hace un comando</text:p>
      <text:p text:style-name="P14"><text:span text:style-name="T6">Si deseamos una rápida descripción de qué es y qué hace un comando podemos utilizar el comando </text:span><text:span text:style-name="T11">whatis</text:span><text:span text:style-name="T6">. Muestra como resultado una o varias cortas descripciones de los de conceptos relacionados con el comando o palabra clave ingresada.</text:span></text:p>
      <text:p text:style-name="P7"/>
      <text:p text:style-name="P14"><text:span text:style-name="T6"><text:tab/>Sintaxis: </text:span><text:span text:style-name="T11">wathis comando</text:span></text:p>
      <text:p text:style-name="P7"/>
      <text:p text:style-name="P14"><text:span text:style-name="T6">Ingrese el comando </text:span><text:span text:style-name="T11">whatis ls</text:span><text:span text:style-name="T6"> y a continuación &lt;ENTER&gt;. ¿Qué es ls?</text:span></text:p>
      <text:p text:style-name="P14"><text:span text:style-name="T6">Ahora ingrese el comando </text:span><text:span text:style-name="T11">whatis hd</text:span><text:span text:style-name="T6"> y a continuación &lt;ENTER&gt;. ¿Qué es hd?</text:span></text:p>
      <text:p text:style-name="P7"/>
      <text:p text:style-name="P11">Saber dónde se encuentra un comando</text:p>
      <text:p text:style-name="P14"><text:span text:style-name="T6">Si deseamos saber cuál es la ubicación de un comando podemos utilizar el comando </text:span><text:span text:style-name="T11">whereis</text:span><text:span text:style-name="T6">. Muestra como resultado una o varias ubicaciones del comando o palabra clave ingresada.</text:span></text:p>
      <text:p text:style-name="P7"/>
      <text:p text:style-name="P14"><text:span text:style-name="T6"><text:tab/>Sintaxis: </text:span><text:span text:style-name="T11">whereis comando</text:span></text:p>
      <text:p text:style-name="P7"/>
      <text:p text:style-name="P14"><text:span text:style-name="T6">Ingrese el comando </text:span><text:span text:style-name="T11">whereis ls</text:span><text:span text:style-name="T6"> y a continuación &lt;ENTER&gt;. ¿Dónde está ls?</text:span></text:p>
      <text:p text:style-name="P14"><text:span text:style-name="T6">Ahora ingrese el comando </text:span><text:span text:style-name="T11">whereis bash</text:span><text:span text:style-name="T6"> y a continuación &lt;ENTER&gt;.¿Dónde está ubicado el shell bash?</text:span></text:p>
      <text:p text:style-name="P7"/>
      <text:p text:style-name="P11">Buscando archivos</text:p>
      <text:p text:style-name="P14"><text:span text:style-name="T6">Si deseamos saber cuál es la ubicación de uno o varios archivos podemos utilizar el comando </text:span><text:span text:style-name="T11">find</text:span><text:span text:style-name="T6">. Muestra como resultado todos los archivos que coinciden con la expresión de búsqueda proporcionada. En la expresión de búsqueda se pueden incluir caracteres comodines y expresiones regulares.</text:span></text:p>
      <text:p text:style-name="P7"/>
      <text:p text:style-name="P14"><text:span text:style-name="T6"><text:tab/>Sintaxis: </text:span><text:span text:style-name="T11">find &lt;ruta&gt; &lt;opciones&gt; expresión</text:span></text:p>
      <text:p text:style-name="P7"/>
      <text:p text:style-name="P7">Dentro de las opciones podemos determinar mediante que atributo del archivo realizaremos la búsqueda:</text:p>
      <text:p text:style-name="P25"><text:tab/>-name<text:tab/><text:tab/>Busca archivos cuyo nombre coincida con el patrón.</text:p>
      <text:p text:style-name="P25"><text:tab/>-iname<text:tab/><text:tab/>Busca archivos cuyo nombre coincida con el patrón sin tener <text:tab/><text:tab/><text:tab/><text:tab/>en cuenta la diferencia entre mayúsculas y minúsculas.</text:p>
      <text:p text:style-name="P25"><text:tab/>-regex<text:tab/><text:tab/>Busca archivos cuyo nombre coincida con la expresión regular.</text:p>
      <text:p text:style-name="P25"><text:tab/>-iregex<text:tab/><text:tab/>Busca archivos cuyo nombre coincida con expresión regular sin <text:tab/><text:tab/><text:tab/>tener en cuenta la diferencia entre mayúsculas y minúsculas.</text:p>
      <text:p text:style-name="P25"><text:tab/>-type <text:tab/>&lt;t&gt;<text:tab/>Busca archivos de un tipo determinado.</text:p>
      <text:p text:style-name="P25"><text:tab/><text:tab/><text:tab/>t: <text:span text:style-name="T16">b</text:span> block <text:span text:style-name="T16">c</text:span> char <text:span text:style-name="T16">d</text:span> dir <text:span text:style-name="T16">p</text:span> pipe <text:span text:style-name="T16">f</text:span> archivo <text:span text:style-name="T16">l</text:span> link <text:span text:style-name="T16">s</text:span> socket</text:p>
      <text:p text:style-name="P25"><text:tab/>-mount <text:tab/><text:tab/>No desciende a los filesystems montados.</text:p>
      <text:p text:style-name="P25"><text:tab/>-user<text:tab/><text:tab/>Busca archivos cuyo dueño coincida con el patrón.</text:p>
      <text:p text:style-name="P25"><text:tab/>-group<text:tab/><text:tab/>Busca archivos cuyo grupo coincida con el patrón.</text:p>
      <text:p text:style-name="P25"><text:tab/>-perm &lt;m&gt;<text:tab/>Busca archivos cuyos permisos coincidan con el modo m.</text:p>
      <text:p text:style-name="P25"/>
      <text:p text:style-name="P25"/>
      <text:p text:style-name="P14"><text:span text:style-name="T6">Ingrese el comando </text:span><text:span text:style-name="T11">find / -name ls</text:span><text:span text:style-name="T6"> y a continuación &lt;ENTER&gt;. ¿Dónde está ls? Hay solo uno? En algún práctico futuro veremos que hacer si no desea ver los errores en la salida...</text:span></text:p>
      <text:p text:style-name="P7"/>
      <text:p text:style-name="P18"><text:span text:style-name="T2">Ubiquese en su directorio home. Ahora ingrese el comando </text:span><text:span text:style-name="T14">find -name ls</text:span><text:span text:style-name="T2"> y a continuación &lt;ENTER&gt;. ¿Que resultados le mostró?</text:span></text:p>
      <text:p text:style-name="P14"><text:span text:style-name="T6">Ahora ubiquese en el directorio raíz (/). Ingrese el comando </text:span><text:span text:style-name="T11">find -name ls</text:span><text:span text:style-name="T6"> y a continuación &lt;ENTER&gt;. ¿Que resultados le mostró en este caso? <text:s/>A que se debe el cambio de comportamiento del comando find?</text:span></text:p>
      <text:p text:style-name="P7"/>
      <text:p text:style-name="P7">Ubiquese en su directorio home. Ahora ingrese el comando <text:span text:style-name="T14">find /bin -type l</text:span> (L minúscula) y a continuación &lt;ENTER&gt;. ¿Que resultados le mostró? Verifique utilizando el comando correspondiente el tipo de algunos de <text:s/>los archivos encontrados.</text:p>
      <text:p text:style-name="P7">Ingrese el comando <text:span text:style-name="T14">find /bin -perm 755</text:span> y a continuación &lt;ENTER&gt;. ¿Que resultados le mostró? </text:p>
      <text:p text:style-name="P7">Ahora ingrese el comando <text:span text:style-name="T14">find /bin -perm 4755</text:span> y a continuación &lt;ENTER&gt;. Compare los permisos de los archivos que aparecen en ambos listados.</text:p>
      <text:p text:style-name="P11"/>
      <text:p text:style-name="P23">Comando Locate</text:p>
      <text:p text:style-name="P14"><text:span text:style-name="T6">Al practicar con el comando <text:s/></text:span><text:span text:style-name="T11">find</text:span><text:span text:style-name="T6"> habrá notado lo lento que es el proceso de búsqueda, para solucionar este inconveniente se creo otro comando llamado </text:span><text:span text:style-name="T11">locate</text:span><text:span text:style-name="T6">. Este comando en lugar de buscar en el filesystem el archivo, realiza la búsqueda en una base de datos que posee sobre los archivos presentes en el filesystem.</text:span></text:p>
      <text:p text:style-name="P5"/>
      <text:p text:style-name="P15"><text:span text:style-name="T6"><text:tab/>Sintaxis: </text:span><text:span text:style-name="T11">locate archivo</text:span></text:p>
      <text:p text:style-name="P5"><text:tab/></text:p>
      <text:p text:style-name="P12">Realice las búsquedas anteriores utilizando el comando <text:span text:style-name="T17">locate</text:span>. ¿Es posible? </text:p>
      <text:p text:style-name="P10"/>
      <text:p text:style-name="P10">Info Pages</text:p>
      <text:p text:style-name="P14"><text:span text:style-name="T6">Debido a las limitaciones del comando </text:span><text:span text:style-name="T11">man</text:span><text:span text:style-name="T6"> la GNU desarrollo un sistema de ayuda basado en hipertexto llamado </text:span><text:span text:style-name="T11">info</text:span><text:span text:style-name="T6">.</text:span></text:p>
      <text:p text:style-name="P5"/>
      <text:p text:style-name="P15"><text:span text:style-name="T6"><text:tab/>Sintaxis: </text:span><text:span text:style-name="T11">info comando</text:span></text:p>
      <text:p text:style-name="P5"/>
      <text:p text:style-name="P15"><text:span text:style-name="T6">Si desea saber como utilizar info puede usar el comando </text:span><text:span text:style-name="T11">info info</text:span><text:span text:style-name="T6"> ;</text:span></text:p>
      <text:p text:style-name="P5">Info utiliza distintas teclas para navegar por las paginas de documentacion:</text:p>
      <text:p text:style-name="P5"><text:tab/>h<text:tab/>Muestra la funcion de cada tecla. </text:p>
      <text:p text:style-name="P5"><text:tab/>q <text:tab/>Sale de info.</text:p>
      <text:p text:style-name="Standard"><text:span text:style-name="T4"><text:tab/>Enter<text:tab/>Sigue un hipervinculo. (Palabras terminadas en </text:span><text:span text:style-name="T5">::</text:span><text:span text:style-name="T4">)</text:span></text:p>
      <text:p text:style-name="P5"><text:tab/>n<text:tab/>Sigue al proximo nodo.</text:p>
      <text:p text:style-name="P5"><text:tab/>p<text:tab/>Va al nodo previo.</text:p>
      <text:p text:style-name="P5"><text:tab/>u<text:tab/>Va al nodo superior (Sube un nivel).</text:p>
      <text:p text:style-name="P5"><text:tab/></text:p>
      <text:p text:style-name="P14"><text:span text:style-name="T6">Ingrese el comando </text:span><text:span text:style-name="T11">info bash</text:span><text:span text:style-name="T6"> y a continuación &lt;ENTER&gt;. Pruebe navegar por las paginas de ayuda.</text:span></text:p>
      <text:p text:style-name="P5"/>
      <text:p text:style-name="P10">Usando la documentación de Linux</text:p>
      <text:p text:style-name="P14"><text:span text:style-name="T6">Con nuestra distribución de Linux se incluye además de </text:span><text:span text:style-name="T11">man</text:span><text:span text:style-name="T6"> e </text:span><text:span text:style-name="T11">info</text:span><text:span text:style-name="T6"> un conjunto de documentos de ayuda, FAQs y HOWTOs. <text:s/>Esta documentación se encuentra instalada usualmente en el directorio /usr/doc. Dentro de este directorio encontraremos un subdirectorio la documentación de cada aplicación y además dos directorios: </text:span><text:span text:style-name="T7">Linux-FAQs</text:span><text:span text:style-name="T6"> y </text:span><text:span text:style-name="T7">Linux-HOWTOs</text:span><text:span text:style-name="T6"> <text:s/>que contienen, respectivamente, Preguntas Frecuentes (FAQs) y Documentos Cómo (HOWTOs).</text:span></text:p>
      <text:p text:style-name="P5"/>
      <text:p text:style-name="P7">Si queremos ver toda la documentación que acompaña al programa locate (el que utilizamos para realizar búsquedas) podemos encontrarla en el directorio <text:span text:style-name="T16">/usr/doc/slocate-xx.xx</text:span> donde xx.xx es la versión del mismo que tengamos instalada.</text:p>
      <text:p text:style-name="P5"/>
      <text:p text:style-name="P7">Por ejemplo para encontrar información sobre como instalar nuestro Linux via red podemos usar el <text:span text:style-name="T16">Network-Install-HOWTO </text:span>localizado en <text:span text:style-name="T16">/usr/doc/Linux-HOWTOs</text:span><text:span text:style-name="T18">.</text:span></text:p>
      <text:p text:style-name="P7"><text:span text:style-name="T18">Para aprender lo necesario para realizar scripts para el shell bash (shell scripts) podemos utilizar el </text:span><text:span text:style-name="T16">Bash-Prog-Intro-HOWTO </text:span><text:span text:style-name="T18">localizado en </text:span><text:span text:style-name="T16">/usr/doc/Linux-HOWTOs</text:span><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2" svg:font-family="'Courier New'" style:font-pitch="fixed"/>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0pt" fo:language="es" fo:country="AR" fo:font-weight="bold" style:font-size-asian="10pt" style:font-weight-asian="bold" style:font-name-complex="Arial1" style:font-family-complex="Arial" style:font-family-generic-complex="swiss" style:font-pitch-complex="variable" style:font-size-complex="10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size-complex="24pt" style:font-weight-complex="bold"/>
    </style:style>
    <style:style style:name="List" style:family="paragraph" style:parent-style-name="Text_20_body" style:class="list">
      <style:text-properties style:font-name="Arial" fo:font-family="Arial" style:font-name-complex="Tahoma1" style:font-family-complex="Tahom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WW-Epígrafe" style:family="paragraph" style:parent-style-name="Standard" style:next-style-name="Standard">
      <style:paragraph-properties fo:text-align="center" style:justify-single-word="false"/>
      <style:text-properties style:font-name="Arial1" fo:font-family="Arial" style:font-family-generic="swiss" style:font-pitch="variable" fo:font-weight="bold" style:font-weight-asian="bold" style:font-name-complex="Arial1" style:font-family-complex="Arial" style:font-family-generic-complex="swiss" style:font-pitch-complex="variable"/>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font-family="Arial" style:font-family-generic="swiss" style:font-pitch="variable"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Normal_20__28_Web_29_" style:display-name="WW-Normal (Web)" style:family="paragraph" style:parent-style-name="Standard">
      <style:paragraph-properties fo:margin-top="0.494cm" fo:margin-bottom="0.494cm" loext: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family="Arial" style:font-family-generic="swiss" style:font-pitch="variable" fo:font-size="11pt" style:font-size-asian="11pt" style:font-name-complex="Arial1" style:font-family-complex="Arial" style:font-family-generic-complex="swiss" style:font-pitch-complex="variable"/>
    </style:style>
    <style:style style:name="Footnote_20_Symbol" style:display-name="Footnote Symbol" style:family="text"/>
    <style:style style:name="Page_20_Number" style:display-name="Page Number" style:family="text" style:parent-style-name="WW-Fuente_20_de_20_párrafo_20_predeter."/>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8z0" style:family="text">
      <style:text-properties fo:color="#000000"/>
    </style:style>
    <style:style style:name="WW8Num19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 fo:font-family="Wingdings" style:font-pitch="variable" style:font-charset="x-symbol"/>
    </style:style>
    <style:style style:name="WW8Num24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style>
    <style:style style:name="WW8Num38z2"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style>
    <style:style style:name="WW8Num50z2" style:family="text">
      <style:text-properties style:font-name="Wingdings" fo:font-family="Wingdings" style:font-pitch="variable" style:font-charset="x-symbol"/>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style>
    <style:style style:name="WW8Num54z2" style:family="text">
      <style:text-properties style:font-name="Wingdings" fo:font-family="Wingdings" style:font-pitch="variable" style:font-charset="x-symbol"/>
    </style:style>
    <style:style style:name="WW8Num56z0" style:family="text">
      <style:text-properties style:font-name="Symbol" fo:font-family="Symbol" style:font-family-generic="roman" style:font-pitch="variable" style:font-charset="x-symbol"/>
    </style:style>
    <style:style style:name="WW8Num56z1" style:family="text">
      <style:text-properties style:font-name="Courier New" fo:font-family="'Courier New'" style:font-family-generic="modern"/>
    </style:style>
    <style:style style:name="WW8Num56z2" style:family="text">
      <style:text-properties style:font-name="Wingdings" fo:font-family="Wingdings"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7z1" style:family="text">
      <style:text-properties style:font-name="Courier New" fo:font-family="'Courier New'" style:font-family-generic="modern"/>
    </style:style>
    <style:style style:name="WW8Num67z2" style:family="text">
      <style:text-properties style:font-name="Wingdings" fo:font-family="Wingdings" style:font-pitch="variable" style:font-charset="x-symbol"/>
    </style:style>
    <style:style style:name="WW8Num67z3" style:family="text">
      <style:text-properties style:font-name="Symbol" fo:font-family="Symbol" style:font-family-generic="roman" style:font-pitch="variable" style:font-charset="x-symbol"/>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87z1" style:family="text">
      <style:text-properties style:font-name="Symbol" fo:font-family="Symbol" style:font-family-generic="roman" style:font-pitch="variable" style:font-charset="x-symbol"/>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89z2" style:family="text">
      <style:text-properties style:font-name="Wingdings" fo:font-family="Wingdings" style:font-pitch="variable" style:font-charset="x-symbol"/>
    </style:style>
    <style:style style:name="WW8Num93z0" style:family="text">
      <style:text-properties fo:color="#000000"/>
    </style:style>
    <style:style style:name="WW8Num95z0" style:family="text">
      <style:text-properties style:font-name="Symbol" fo:font-family="Symbol" style:font-family-generic="roman" style:font-pitch="variable" style:font-charset="x-symbol"/>
    </style:style>
    <style:style style:name="WW8Num95z1" style:family="text">
      <style:text-properties style:font-name="Courier New" fo:font-family="'Courier New'" style:font-family-generic="modern" style:font-name-complex="Courier New" style:font-family-complex="'Courier New'" style:font-family-generic-complex="modern"/>
    </style:style>
    <style:style style:name="WW8Num95z2" style:family="text">
      <style:text-properties style:font-name="Wingdings" fo:font-family="Wingdings" style:font-pitch="variable" style:font-charset="x-symbol"/>
    </style:style>
    <style:style style:name="WW8Num99z1" style:family="text">
      <style:text-properties style:font-name="Courier New" fo:font-family="'Courier New'" style:font-family-generic="modern"/>
    </style:style>
    <style:style style:name="WW8Num99z2" style:family="text">
      <style:text-properties style:font-name="Wingdings" fo:font-family="Wingdings" style:font-pitch="variable" style:font-charset="x-symbol"/>
    </style:style>
    <style:style style:name="WW8Num99z3" style:family="text">
      <style:text-properties style:font-name="Symbol" fo:font-family="Symbol" style:font-family-generic="roman" style:font-pitch="variable" style:font-charset="x-symbol"/>
    </style:style>
    <style:style style:name="WW8Num101z0" style:family="text">
      <style:text-properties style:font-name="Symbol" fo:font-family="Symbol" style:font-family-generic="roman" style:font-pitch="variable" style:font-charset="x-symbol"/>
    </style:style>
    <style:style style:name="WW8Num102z0" style:family="text">
      <style:text-properties style:font-name="Symbol" fo:font-family="Symbol" style:font-family-generic="roman" style:font-pitch="variable" style:font-charset="x-symbol"/>
    </style:style>
    <style:style style:name="WW8Num102z1" style:family="text">
      <style:text-properties style:font-name="Courier New" fo:font-family="'Courier New'" style:font-family-generic="modern"/>
    </style:style>
    <style:style style:name="WW8Num102z2" style:family="text">
      <style:text-properties style:font-name="Wingdings" fo:font-family="Wingdings" style:font-pitch="variable" style:font-charset="x-symbol"/>
    </style:style>
    <style:style style:name="WW8Num105z0" style:family="text">
      <style:text-properties style:font-name="Symbol" fo:font-family="Symbol" style:font-family-generic="roman" style:font-pitch="variable" style:font-charset="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style>
    <style:style style:name="WW8Num106z0" style:family="text">
      <style:text-properties style:font-name="Symbol" fo:font-family="Symbol" style:font-family-generic="roman" style:font-pitch="variable" style:font-charset="x-symbol"/>
    </style:style>
    <style:style style:name="WW8Num106z1" style:family="text">
      <style:text-properties style:font-name="Courier New" fo:font-family="'Courier New'" style:font-family-generic="modern"/>
    </style:style>
    <style:style style:name="WW8Num106z2" style:family="text">
      <style:text-properties style:font-name="Wingdings" fo:font-family="Wingdings" style:font-pitch="variable" style:font-charset="x-symbol"/>
    </style:style>
    <style:style style:name="WW8Num108z0" style:family="text">
      <style:text-properties style:font-name="Symbol" fo:font-family="Symbol" style:font-family-generic="roman" style:font-pitch="variable" style:font-charset="x-symbol"/>
    </style:style>
    <style:style style:name="WW8Num108z1" style:family="text">
      <style:text-properties style:font-name="Courier New" fo:font-family="'Courier New'" style:font-family-generic="modern"/>
    </style:style>
    <style:style style:name="WW8Num108z2" style:family="text">
      <style:text-properties style:font-name="Wingdings" fo:font-family="Wingdings" style:font-pitch="variable" style:font-charset="x-symbol"/>
    </style:style>
    <style:style style:name="WW8Num109z0" style:family="text">
      <style:text-properties style:font-name="Symbol" fo:font-family="Symbol" style:font-family-generic="roman" style:font-pitch="variable" style:font-charset="x-symbol"/>
    </style:style>
    <style:style style:name="WW8Num109z1" style:family="text">
      <style:text-properties style:font-name="Courier New" fo:font-family="'Courier New'" style:font-family-generic="modern"/>
    </style:style>
    <style:style style:name="WW8Num109z2" style:family="text">
      <style:text-properties style:font-name="Wingdings" fo:font-family="Wingdings" style:font-pitch="variable" style:font-charset="x-symbol"/>
    </style:style>
    <style:style style:name="WW8Num110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0z1" style:family="text">
      <style:text-properties style:font-name="Courier New" fo:font-family="'Courier New'" style:font-family-generic="modern"/>
    </style:style>
    <style:style style:name="WW8Num110z2" style:family="text">
      <style:text-properties style:font-name="Wingdings" fo:font-family="Wingdings" style:font-pitch="variable" style:font-charset="x-symbol"/>
    </style:style>
    <style:style style:name="WW8Num110z3" style:family="text">
      <style:text-properties style:font-name="Symbol" fo:font-family="Symbol" style:font-family-generic="roman" style:font-pitch="variable" style:font-charset="x-symbol"/>
    </style:style>
    <style:style style:name="WW8Num112z0" style:family="text">
      <style:text-properties style:font-name="Symbol" fo:font-family="Symbol" style:font-family-generic="roman" style:font-pitch="variable" style:font-charset="x-symbol"/>
    </style:style>
    <style:style style:name="WW8Num112z1" style:family="text">
      <style:text-properties style:font-name="Courier New" fo:font-family="'Courier New'" style:font-family-generic="modern" style:font-name-complex="Courier New" style:font-family-complex="'Courier New'" style:font-family-generic-complex="modern"/>
    </style:style>
    <style:style style:name="WW8Num112z2" style:family="text">
      <style:text-properties style:font-name="Wingdings" fo:font-family="Wingdings" style:font-pitch="variable" style:font-charset="x-symbol"/>
    </style:style>
    <style:style style:name="WW8Num117z0" style:family="text">
      <style:text-properties style:font-name="Symbol" fo:font-family="Symbol" style:font-family-generic="roman" style:font-pitch="variable" style:font-charset="x-symbol"/>
    </style:style>
    <style:style style:name="WW8Num117z1" style:family="text">
      <style:text-properties style:font-name="Courier New" fo:font-family="'Courier New'" style:font-family-generic="modern"/>
    </style:style>
    <style:style style:name="WW8Num117z2" style:family="text">
      <style:text-properties style:font-name="Wingdings" fo:font-family="Wingdings" style:font-pitch="variable" style:font-charset="x-symbol"/>
    </style:style>
    <style:style style:name="WW8Num118z0" style:family="text">
      <style:text-properties style:font-name="Symbol" fo:font-family="Symbol" style:font-family-generic="roman" style:font-pitch="variable" style:font-charset="x-symbol"/>
    </style:style>
    <style:style style:name="WW8Num118z1" style:family="text">
      <style:text-properties style:font-name="Courier New" fo:font-family="'Courier New'" style:font-family-generic="modern" style:font-name-complex="Courier New" style:font-family-complex="'Courier New'" style:font-family-generic-complex="modern"/>
    </style:style>
    <style:style style:name="WW8Num118z2" style:family="text">
      <style:text-properties style:font-name="Wingdings" fo:font-family="Wingdings" style:font-pitch="variable" style:font-charset="x-symbol"/>
    </style:style>
    <style:style style:name="WW8Num119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9z1" style:family="text">
      <style:text-properties style:font-name="Courier New" fo:font-family="'Courier New'" style:font-family-generic="modern"/>
    </style:style>
    <style:style style:name="WW8Num119z2" style:family="text">
      <style:text-properties style:font-name="Wingdings" fo:font-family="Wingdings" style:font-pitch="variable" style:font-charset="x-symbol"/>
    </style:style>
    <style:style style:name="WW8Num119z3" style:family="text">
      <style:text-properties style:font-name="Symbol" fo:font-family="Symbol" style:font-family-generic="roman" style:font-pitch="variable" style:font-charset="x-symbol"/>
    </style:style>
    <style:style style:name="WW8Num120z0" style:family="text">
      <style:text-properties style:font-name="Symbol" fo:font-family="Symbol" style:font-family-generic="roman" style:font-pitch="variable" style:font-charset="x-symbol"/>
    </style:style>
    <style:style style:name="WW8Num120z1" style:family="text">
      <style:text-properties style:font-name="Courier New" fo:font-family="'Courier New'" style:font-family-generic="modern" style:font-name-complex="Courier New" style:font-family-complex="'Courier New'" style:font-family-generic-complex="modern"/>
    </style:style>
    <style:style style:name="WW8Num120z2" style:family="text">
      <style:text-properties style:font-name="Wingdings" fo:font-family="Wingdings" style:font-pitch="variable" style:font-charset="x-symbol"/>
    </style:style>
    <style:style style:name="WW8Num121z0" style:family="text">
      <style:text-properties style:font-name="Symbol" fo:font-family="Symbol" style:font-family-generic="roman" style:font-pitch="variable" style:font-charset="x-symbol"/>
    </style:style>
    <style:style style:name="WW8Num121z1" style:family="text">
      <style:text-properties style:font-name="Courier New" fo:font-family="'Courier New'" style:font-family-generic="modern"/>
    </style:style>
    <style:style style:name="WW8Num121z2" style:family="text">
      <style:text-properties style:font-name="Wingdings" fo:font-family="Wingdings" style:font-pitch="variable" style:font-charset="x-symbol"/>
    </style:style>
    <style:style style:name="WW8Num122z0" style:family="text">
      <style:text-properties style:font-name="Symbol" fo:font-family="Symbol" style:font-family-generic="roman" style:font-pitch="variable" style:font-charset="x-symbol"/>
    </style:style>
    <style:style style:name="WW8Num122z1" style:family="text">
      <style:text-properties style:font-name="Courier New" fo:font-family="'Courier New'" style:font-family-generic="modern"/>
    </style:style>
    <style:style style:name="WW8Num122z2" style:family="text">
      <style:text-properties style:font-name="Wingdings" fo:font-family="Wingdings" style:font-pitch="variable" style:font-charset="x-symbol"/>
    </style:style>
    <style:style style:name="WW8Num124z0" style:family="text">
      <style:text-properties fo:color="#000000"/>
    </style:style>
    <style:style style:name="WW8Num126z0" style:family="text">
      <style:text-properties style:font-name="Symbol" fo:font-family="Symbol" style:font-family-generic="roman" style:font-pitch="variable" style:font-charset="x-symbol"/>
    </style:style>
    <style:style style:name="WW8Num126z1" style:family="text">
      <style:text-properties style:font-name="Courier New" fo:font-family="'Courier New'" style:font-family-generic="modern"/>
    </style:style>
    <style:style style:name="WW8Num126z2" style:family="text">
      <style:text-properties style:font-name="Wingdings" fo:font-family="Wingdings" style:font-pitch="variable" style:font-charset="x-symbol"/>
    </style:style>
    <style:style style:name="WW8Num128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8z1" style:family="text">
      <style:text-properties style:font-name="Courier New" fo:font-family="'Courier New'" style:font-family-generic="modern"/>
    </style:style>
    <style:style style:name="WW8Num128z2" style:family="text">
      <style:text-properties style:font-name="Wingdings" fo:font-family="Wingdings" style:font-pitch="variable" style:font-charset="x-symbol"/>
    </style:style>
    <style:style style:name="WW8Num128z3" style:family="text">
      <style:text-properties style:font-name="Symbol" fo:font-family="Symbol" style:font-family-generic="roman" style:font-pitch="variable" style:font-charset="x-symbol"/>
    </style:style>
    <style:style style:name="WW8Num129z0" style:family="text">
      <style:text-properties style:font-name="Symbol" fo:font-family="Symbol" style:font-family-generic="roman" style:font-pitch="variable" style:font-charset="x-symbol"/>
    </style:style>
    <style:style style:name="WW8Num129z1" style:family="text">
      <style:text-properties style:font-name="Courier New" fo:font-family="'Courier New'" style:font-family-generic="modern"/>
    </style:style>
    <style:style style:name="WW8Num129z2" style:family="text">
      <style:text-properties style:font-name="Wingdings" fo:font-family="Wingdings" style:font-pitch="variable" style:font-charset="x-symbol"/>
    </style:style>
    <style:style style:name="WW8Num131z0" style:family="text">
      <style:text-properties style:font-name="Symbol" fo:font-family="Symbol" style:font-family-generic="roman" style:font-pitch="variable" style:font-charset="x-symbol"/>
    </style:style>
    <style:style style:name="WW8Num134z0" style:family="text">
      <style:text-properties style:font-name="Symbol" fo:font-family="Symbol" style:font-family-generic="roman" style:font-pitch="variable" style:font-charset="x-symbol"/>
    </style:style>
    <style:style style:name="WW8Num134z1" style:family="text">
      <style:text-properties style:font-name="Courier New" fo:font-family="'Courier New'" style:font-family-generic="modern"/>
    </style:style>
    <style:style style:name="WW8Num134z2" style:family="text">
      <style:text-properties style:font-name="Wingdings" fo:font-family="Wingdings" style:font-pitch="variable" style:font-charset="x-symbol"/>
    </style:style>
    <style:style style:name="WW8Num135z0" style:family="text">
      <style:text-properties style:font-name="Symbol" fo:font-family="Symbol" style:font-family-generic="roman" style:font-pitch="variable" style:font-charset="x-symbol"/>
    </style:style>
    <style:style style:name="WW8Num135z1"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5z2" style:family="text">
      <style:text-properties style:font-name="Wingdings" fo:font-family="Wingdings" style:font-pitch="variable" style:font-charset="x-symbol"/>
    </style:style>
    <style:style style:name="WW8Num135z4" style:family="text">
      <style:text-properties style:font-name="Courier New" fo:font-family="'Courier New'" style:font-family-generic="modern"/>
    </style:style>
    <style:style style:name="WW8Num136z0" style:family="text">
      <style:text-properties style:font-name="Symbol" fo:font-family="Symbol" style:font-family-generic="roman" style:font-pitch="variable" style:font-charset="x-symbol"/>
    </style:style>
    <style:style style:name="WW8Num136z1" style:family="text">
      <style:text-properties style:font-name="Courier New" fo:font-family="'Courier New'" style:font-family-generic="modern"/>
    </style:style>
    <style:style style:name="WW8Num136z2" style:family="text">
      <style:text-properties style:font-name="Wingdings" fo:font-family="Wingdings" style:font-pitch="variable" style:font-charset="x-symbol"/>
    </style:style>
    <style:style style:name="WW8Num138z0" style:family="text">
      <style:text-properties fo:font-weight="normal" style:font-weight-asian="normal"/>
    </style:style>
    <style:style style:name="WW8Num141z0" style:family="text">
      <style:text-properties style:font-name="Symbol" fo:font-family="Symbol" style:font-family-generic="roman" style:font-pitch="variable" style:font-charset="x-symbol"/>
    </style:style>
    <style:style style:name="WW8Num141z1" style:family="text">
      <style:text-properties style:font-name="Courier New" fo:font-family="'Courier New'" style:font-family-generic="modern"/>
    </style:style>
    <style:style style:name="WW8Num141z2" style:family="text">
      <style:text-properties style:font-name="Wingdings" fo:font-family="Wingdings" style:font-pitch="variable" style:font-charset="x-symbol"/>
    </style:style>
    <style:style style:name="WW8Num145z0" style:family="text">
      <style:text-properties style:font-name="Symbol" fo:font-family="Symbol" style:font-family-generic="roman" style:font-pitch="variable" style:font-charset="x-symbol"/>
    </style:style>
    <style:style style:name="WW8Num145z1" style:family="text">
      <style:text-properties style:font-name="Courier New" fo:font-family="'Courier New'" style:font-family-generic="modern"/>
    </style:style>
    <style:style style:name="WW8Num145z2" style:family="text">
      <style:text-properties style:font-name="Wingdings" fo:font-family="Wingdings" style:font-pitch="variable" style:font-charset="x-symbol"/>
    </style:style>
    <style:style style:name="WW8Num146z0" style:family="text">
      <style:text-properties fo:color="#000000"/>
    </style:style>
    <style:style style:name="WW8Num153z0" style:family="text">
      <style:text-properties style:font-name="Symbol" fo:font-family="Symbol" style:font-family-generic="roman" style:font-pitch="variable" style:font-charset="x-symbol"/>
    </style:style>
    <style:style style:name="WW8Num153z1" style:family="text">
      <style:text-properties style:font-name="Courier New" fo:font-family="'Courier New'" style:font-family-generic="modern"/>
    </style:style>
    <style:style style:name="WW8Num153z2" style:family="text">
      <style:text-properties style:font-name="Wingdings" fo:font-family="Wingdings" style:font-pitch="variable" style:font-charset="x-symbol"/>
    </style:style>
    <style:style style:name="WW8Num155z0" style:family="text">
      <style:text-properties style:font-name="Symbol" fo:font-family="Symbol" style:font-family-generic="roman" style:font-pitch="variable" style:font-charset="x-symbol"/>
    </style:style>
    <style:style style:name="WW8Num155z1" style:family="text">
      <style:text-properties style:font-name="Courier New" fo:font-family="'Courier New'" style:font-family-generic="modern" style:font-name-complex="Courier New" style:font-family-complex="'Courier New'" style:font-family-generic-complex="modern"/>
    </style:style>
    <style:style style:name="WW8Num155z2" style:family="text">
      <style:text-properties style:font-name="Wingdings" fo:font-family="Wingdings" style:font-pitch="variable" style:font-charset="x-symbol"/>
    </style:style>
    <style:style style:name="WW8Num157z0" style:family="text">
      <style:text-properties style:font-name="Symbol" fo:font-family="Symbol" style:font-family-generic="roman" style:font-pitch="variable" style:font-charset="x-symbol"/>
    </style:style>
    <style:style style:name="WW8Num157z1" style:family="text">
      <style:text-properties style:font-name="Courier New" fo:font-family="'Courier New'" style:font-family-generic="modern"/>
    </style:style>
    <style:style style:name="WW8Num157z2" style:family="text">
      <style:text-properties style:font-name="Wingdings" fo:font-family="Wingdings" style:font-pitch="variable" style:font-charset="x-symbol"/>
    </style:style>
    <style:style style:name="WW8Num158z0" style:family="text">
      <style:text-properties style:font-name="Symbol" fo:font-family="Symbol" style:font-family-generic="roman" style:font-pitch="variable" style:font-charset="x-symbol"/>
    </style:style>
    <style:style style:name="WW8Num158z1" style:family="text">
      <style:text-properties style:font-name="Courier New" fo:font-family="'Courier New'" style:font-family-generic="modern"/>
    </style:style>
    <style:style style:name="WW8Num158z2" style:family="text">
      <style:text-properties style:font-name="Wingdings" fo:font-family="Wingdings" style:font-pitch="variable" style:font-charset="x-symbol"/>
    </style:style>
    <style:style style:name="WW8Num159z0" style:family="text">
      <style:text-properties style:font-name="Symbol" fo:font-family="Symbol" style:font-family-generic="roman" style:font-pitch="variable" style:font-charset="x-symbol"/>
    </style:style>
    <style:style style:name="WW8Num159z1" style:family="text">
      <style:text-properties style:font-name="Courier New" fo:font-family="'Courier New'" style:font-family-generic="modern"/>
    </style:style>
    <style:style style:name="WW8Num159z2" style:family="text">
      <style:text-properties style:font-name="Wingdings" fo:font-family="Wingdings" style:font-pitch="variable" style:font-charset="x-symbol"/>
    </style:style>
    <style:style style:name="WW8Num162z0" style:family="text">
      <style:text-properties style:font-name="Symbol" fo:font-family="Symbol" style:font-family-generic="roman" style:font-pitch="variable" style:font-charset="x-symbol"/>
    </style:style>
    <style:style style:name="WW8Num162z1" style:family="text">
      <style:text-properties style:font-name="Courier New" fo:font-family="'Courier New'" style:font-family-generic="modern"/>
    </style:style>
    <style:style style:name="WW8Num162z2" style:family="text">
      <style:text-properties style:font-name="Wingdings" fo:font-family="Wingdings" style:font-pitch="variable" style:font-charset="x-symbol"/>
    </style:style>
    <style:style style:name="WW8NumSt5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St12z0" style:family="text">
      <style:text-properties style:font-name="Symbol" fo:font-family="Symbol" style:font-family-generic="roman" style:font-pitch="variable" style:font-charset="x-symbol"/>
    </style:style>
    <style:style style:name="WW8NumSt36z0" style:family="text">
      <style:text-properties style:font-name="Wingdings" fo:font-family="Wingdings" style:font-pitch="variable" style:font-charset="x-symbol"/>
    </style:style>
    <style:style style:name="WW8NumSt45z0" style:family="text">
      <style:text-properties style:font-name="Symbol" fo:font-family="Symbol" style:font-family-generic="roman" style:font-pitch="variable" style:font-charset="x-symbol"/>
    </style:style>
    <style:style style:name="WW8NumSt48z0" style:family="text">
      <style:text-properties style:font-name="Symbol" fo:font-family="Symbol" style:font-family-generic="roman" style:font-pitch="variable" style:font-charset="x-symbol"/>
    </style:style>
    <style:style style:name="WW8NumSt51z0" style:family="text">
      <style:text-properties style:font-name="Arial1" fo:font-family="Arial" style:font-family-generic="swiss" style:font-pitch="variable"/>
    </style:style>
    <style:style style:name="WW8NumSt57z0" style:family="text">
      <style:text-properties style:font-name="Symbol" fo:font-family="Symbol" style:font-family-generic="roman" style:font-pitch="variable" style:font-charset="x-symbol"/>
    </style:style>
    <style:style style:name="WW8NumSt61z0" style:family="text">
      <style:text-properties style:font-name="Symbol" fo:font-family="Symbol" style:font-family-generic="roman" style:font-pitch="variable" style:font-charset="x-symbol"/>
    </style:style>
    <style:style style:name="WW8NumSt63z0" style:family="text">
      <style:text-properties style:font-name="Wingdings" fo:font-family="Wingdings" style:font-pitch="variable" style:font-charset="x-symbol"/>
    </style:style>
    <style:style style:name="WW8NumSt76z0" style:family="text">
      <style:text-properties style:font-name="Symbol" fo:font-family="Symbol" style:font-family-generic="roman" style:font-pitch="variable" style:font-charset="x-symbol" fo:font-size="14pt" style:font-size-asian="14pt"/>
    </style:style>
    <style:style style:name="WW8NumSt80z0" style:family="text">
      <style:text-properties fo:color="#000000" style:font-name="Wingdings" fo:font-family="Wingdings" style:font-pitch="variable" style:font-charset="x-symbol"/>
    </style:style>
    <style:style style:name="WW8NumSt87z0" style:family="text">
      <style:text-properties style:font-name="Symbol" fo:font-family="Symbol" style:font-family-generic="roman" style:font-pitch="variable" style:font-charset="x-symbol"/>
    </style:style>
    <style:style style:name="WW8NumSt88z0" style:family="text">
      <style:text-properties style:font-name="Symbol" fo:font-family="Symbol" style:font-family-generic="roman" style:font-pitch="variable" style:font-charset="x-symbol" fo:font-size="14pt" style:font-size-asian="14pt"/>
    </style:style>
    <style:style style:name="WW8NumSt89z0" style:family="text">
      <style:text-properties style:font-name="Symbol" fo:font-family="Symbol" style:font-family-generic="roman" style:font-pitch="variable" style:font-charset="x-symbol" fo:font-size="14pt" style:font-size-asian="14pt"/>
    </style:style>
    <style:style style:name="WW8NumSt95z0" style:family="text">
      <style:text-properties style:font-name="Symbol" fo:font-family="Symbol" style:font-family-generic="roman" style:font-pitch="variable" style:font-charset="x-symbol"/>
    </style:style>
    <style:style style:name="WW8NumSt96z0" style:family="text">
      <style:text-properties style:font-name="Symbol" fo:font-family="Symbol" style:font-family-generic="roman" style:font-pitch="variable" style:font-charset="x-symbol"/>
    </style:style>
    <style:style style:name="WW8NumSt99z0"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bullet text:level="2" text:style-name="WW8Num8z1" text:bullet-char="o">
        <style:list-level-properties text:space-before="1.27cm" text:min-label-width="0.635cm"/>
        <style:text-properties style:font-name="Courier New1"/>
      </text:list-level-style-bullet>
      <text:list-level-style-bullet text:level="3" text:style-name="WW8Num8z2" text:bullet-char="">
        <style:list-level-properties text:space-before="2.54cm" text:min-label-width="0.635cm"/>
        <style:text-properties style:font-name="Wingdings"/>
      </text:list-level-style-bullet>
      <text:list-level-style-bullet text:level="4" text:style-name="WW8Num8z0" text:bullet-char="">
        <style:list-level-properties text:space-before="3.81cm" text:min-label-width="0.635cm"/>
        <style:text-properties style:font-name="Symbol"/>
      </text:list-level-style-bullet>
      <text:list-level-style-bullet text:level="5" text:style-name="WW8Num8z1" text:bullet-char="o">
        <style:list-level-properties text:space-before="5.08cm" text:min-label-width="0.635cm"/>
        <style:text-properties style:font-name="Courier New1"/>
      </text:list-level-style-bullet>
      <text:list-level-style-bullet text:level="6" text:style-name="WW8Num8z2" text:bullet-char="">
        <style:list-level-properties text:space-before="6.35cm" text:min-label-width="0.635cm"/>
        <style:text-properties style:font-name="Wingdings"/>
      </text:list-level-style-bullet>
      <text:list-level-style-bullet text:level="7" text:style-name="WW8Num8z0" text:bullet-char="">
        <style:list-level-properties text:space-before="7.62cm" text:min-label-width="0.635cm"/>
        <style:text-properties style:font-name="Symbol"/>
      </text:list-level-style-bullet>
      <text:list-level-style-bullet text:level="8" text:style-name="WW8Num8z1" text:bullet-char="o">
        <style:list-level-properties text:space-before="8.89cm" text:min-label-width="0.635cm"/>
        <style:text-properties style:font-name="Courier New1"/>
      </text:list-level-style-bullet>
      <text:list-level-style-bullet text:level="9" text:style-name="WW8Num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text:bullet-char="o">
        <style:list-level-properties text:space-before="4.403cm" text:min-label-width="0.635cm"/>
        <style:text-properties style:font-name="Courier New1"/>
      </text:list-level-style-bullet>
      <text:list-level-style-bullet text:level="3" text:style-name="WW8Num10z2" text:bullet-char="">
        <style:list-level-properties text:space-before="5.673cm" text:min-label-width="0.635cm"/>
        <style:text-properties style:font-name="Wingdings"/>
      </text:list-level-style-bullet>
      <text:list-level-style-bullet text:level="4" text:style-name="WW8Num10z3" text:bullet-char="">
        <style:list-level-properties text:space-before="6.943cm" text:min-label-width="0.635cm"/>
        <style:text-properties style:font-name="Symbol"/>
      </text:list-level-style-bullet>
      <text:list-level-style-bullet text:level="5" text:style-name="WW8Num10z1" text:bullet-char="o">
        <style:list-level-properties text:space-before="8.213cm" text:min-label-width="0.635cm"/>
        <style:text-properties style:font-name="Courier New1"/>
      </text:list-level-style-bullet>
      <text:list-level-style-bullet text:level="6" text:style-name="WW8Num10z2" text:bullet-char="">
        <style:list-level-properties text:space-before="9.483cm" text:min-label-width="0.635cm"/>
        <style:text-properties style:font-name="Wingdings"/>
      </text:list-level-style-bullet>
      <text:list-level-style-bullet text:level="7" text:style-name="WW8Num10z3" text:bullet-char="">
        <style:list-level-properties text:space-before="10.753cm" text:min-label-width="0.635cm"/>
        <style:text-properties style:font-name="Symbol"/>
      </text:list-level-style-bullet>
      <text:list-level-style-bullet text:level="8" text:style-name="WW8Num10z1" text:bullet-char="o">
        <style:list-level-properties text:space-before="12.023cm" text:min-label-width="0.635cm"/>
        <style:text-properties style:font-name="Courier New1"/>
      </text:list-level-style-bullet>
      <text:list-level-style-bullet text:level="9" text:style-name="WW8Num10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2" text:bullet-char="">
        <style:list-level-properties text:space-before="2.54cm" text:min-label-width="0.635cm"/>
        <style:text-properties style:font-name="Wingdings"/>
      </text:list-level-style-bullet>
      <text:list-level-style-bullet text:level="4" text:style-name="WW8Num23z0"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2" text:bullet-char="">
        <style:list-level-properties text:space-before="6.35cm" text:min-label-width="0.635cm"/>
        <style:text-properties style:font-name="Wingdings"/>
      </text:list-level-style-bullet>
      <text:list-level-style-bullet text:level="7" text:style-name="WW8Num23z0"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Verdana"/>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1.143cm" text:min-label-width="0.635cm"/>
        <style:text-properties style:font-name="Symbol"/>
      </text:list-level-style-bullet>
      <text:list-level-style-bullet text:level="2" text:style-name="WW8Num26z1" text:bullet-char="o">
        <style:list-level-properties text:space-before="2.413cm" text:min-label-width="0.635cm"/>
        <style:text-properties style:font-name="Courier New1"/>
      </text:list-level-style-bullet>
      <text:list-level-style-bullet text:level="3" text:style-name="WW8Num26z2" text:bullet-char="">
        <style:list-level-properties text:space-before="3.683cm" text:min-label-width="0.635cm"/>
        <style:text-properties style:font-name="Wingdings"/>
      </text:list-level-style-bullet>
      <text:list-level-style-bullet text:level="4" text:style-name="WW8Num26z0" text:bullet-char="">
        <style:list-level-properties text:space-before="4.953cm" text:min-label-width="0.635cm"/>
        <style:text-properties style:font-name="Symbol"/>
      </text:list-level-style-bullet>
      <text:list-level-style-bullet text:level="5" text:style-name="WW8Num26z1" text:bullet-char="o">
        <style:list-level-properties text:space-before="6.223cm" text:min-label-width="0.635cm"/>
        <style:text-properties style:font-name="Courier New1"/>
      </text:list-level-style-bullet>
      <text:list-level-style-bullet text:level="6" text:style-name="WW8Num26z2" text:bullet-char="">
        <style:list-level-properties text:space-before="7.493cm" text:min-label-width="0.635cm"/>
        <style:text-properties style:font-name="Wingdings"/>
      </text:list-level-style-bullet>
      <text:list-level-style-bullet text:level="7" text:style-name="WW8Num26z0" text:bullet-char="">
        <style:list-level-properties text:space-before="8.763cm" text:min-label-width="0.635cm"/>
        <style:text-properties style:font-name="Symbol"/>
      </text:list-level-style-bullet>
      <text:list-level-style-bullet text:level="8" text:style-name="WW8Num26z1" text:bullet-char="o">
        <style:list-level-properties text:space-before="10.033cm" text:min-label-width="0.635cm"/>
        <style:text-properties style:font-name="Courier New1"/>
      </text:list-level-style-bullet>
      <text:list-level-style-bullet text:level="9" text:style-name="WW8Num26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style:font-name="Courier New1"/>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style:font-name="Courier New1"/>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style:font-name="Courier New1"/>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style:font-name="Courier New1"/>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style:font-name="Courier New1"/>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style:font-name="Courier New1"/>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style:font-name="Courier New1"/>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0" text:bullet-char="">
        <style:list-level-properties text:space-before="4.445cm" text:min-label-width="0.635cm"/>
        <style:text-properties style:font-name="Symbol"/>
      </text:list-level-style-bullet>
      <text:list-level-style-bullet text:level="5" text:style-name="WW8Num56z1" text:bullet-char="o">
        <style:list-level-properties text:space-before="5.715cm" text:min-label-width="0.635cm"/>
        <style:text-properties style:font-name="Courier New1"/>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0" text:bullet-char="">
        <style:list-level-properties text:space-before="8.255cm" text:min-label-width="0.635cm"/>
        <style:text-properties style:font-name="Symbol"/>
      </text:list-level-style-bullet>
      <text:list-level-style-bullet text:level="8" text:style-name="WW8Num56z1" text:bullet-char="o">
        <style:list-level-properties text:space-before="9.525cm" text:min-label-width="0.635cm"/>
        <style:text-properties style:font-name="Courier New1"/>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3"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3"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style:font-name="Wingdings"/>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style:font-name="Wingdings"/>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3"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3"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bullet text:level="2" text:style-name="WW8Num101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space-before="2.159cm" text:min-label-width="0.635cm"/>
        <style:text-properties style:font-name="Symbol"/>
      </text:list-level-style-bullet>
      <text:list-level-style-bullet text:level="2" text:style-name="WW8Num102z1" text:bullet-char="o">
        <style:list-level-properties text:space-before="3.429cm" text:min-label-width="0.635cm"/>
        <style:text-properties style:font-name="Courier New1"/>
      </text:list-level-style-bullet>
      <text:list-level-style-bullet text:level="3" text:style-name="WW8Num102z2" text:bullet-char="">
        <style:list-level-properties text:space-before="4.699cm" text:min-label-width="0.635cm"/>
        <style:text-properties style:font-name="Wingdings"/>
      </text:list-level-style-bullet>
      <text:list-level-style-bullet text:level="4" text:style-name="WW8Num102z0" text:bullet-char="">
        <style:list-level-properties text:space-before="5.969cm" text:min-label-width="0.635cm"/>
        <style:text-properties style:font-name="Symbol"/>
      </text:list-level-style-bullet>
      <text:list-level-style-bullet text:level="5" text:style-name="WW8Num102z1" text:bullet-char="o">
        <style:list-level-properties text:space-before="7.239cm" text:min-label-width="0.635cm"/>
        <style:text-properties style:font-name="Courier New1"/>
      </text:list-level-style-bullet>
      <text:list-level-style-bullet text:level="6" text:style-name="WW8Num102z2" text:bullet-char="">
        <style:list-level-properties text:space-before="8.509cm" text:min-label-width="0.635cm"/>
        <style:text-properties style:font-name="Wingdings"/>
      </text:list-level-style-bullet>
      <text:list-level-style-bullet text:level="7" text:style-name="WW8Num102z0" text:bullet-char="">
        <style:list-level-properties text:space-before="9.779cm" text:min-label-width="0.635cm"/>
        <style:text-properties style:font-name="Symbol"/>
      </text:list-level-style-bullet>
      <text:list-level-style-bullet text:level="8" text:style-name="WW8Num102z1" text:bullet-char="o">
        <style:list-level-properties text:space-before="11.049cm" text:min-label-width="0.635cm"/>
        <style:text-properties style:font-name="Courier New1"/>
      </text:list-level-style-bullet>
      <text:list-level-style-bullet text:level="9" text:style-name="WW8Num102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style:font-name="Courier New1"/>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style:font-name="Courier New1"/>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text:bullet-char="">
        <style:list-level-properties text:space-before="0.635cm" text:min-label-width="0.635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0"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0"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bullet text:level="2" text:style-name="WW8Num108z1" text:bullet-char="o">
        <style:list-level-properties text:space-before="1.27cm" text:min-label-width="0.635cm"/>
        <style:text-properties style:font-name="Courier New1"/>
      </text:list-level-style-bullet>
      <text:list-level-style-bullet text:level="3" text:style-name="WW8Num108z2" text:bullet-char="">
        <style:list-level-properties text:space-before="2.54cm" text:min-label-width="0.635cm"/>
        <style:text-properties style:font-name="Wingdings"/>
      </text:list-level-style-bullet>
      <text:list-level-style-bullet text:level="4" text:style-name="WW8Num108z0" text:bullet-char="">
        <style:list-level-properties text:space-before="3.81cm" text:min-label-width="0.635cm"/>
        <style:text-properties style:font-name="Symbol"/>
      </text:list-level-style-bullet>
      <text:list-level-style-bullet text:level="5" text:style-name="WW8Num108z1" text:bullet-char="o">
        <style:list-level-properties text:space-before="5.08cm" text:min-label-width="0.635cm"/>
        <style:text-properties style:font-name="Courier New1"/>
      </text:list-level-style-bullet>
      <text:list-level-style-bullet text:level="6" text:style-name="WW8Num108z2" text:bullet-char="">
        <style:list-level-properties text:space-before="6.35cm" text:min-label-width="0.635cm"/>
        <style:text-properties style:font-name="Wingdings"/>
      </text:list-level-style-bullet>
      <text:list-level-style-bullet text:level="7" text:style-name="WW8Num108z0" text:bullet-char="">
        <style:list-level-properties text:space-before="7.62cm" text:min-label-width="0.635cm"/>
        <style:text-properties style:font-name="Symbol"/>
      </text:list-level-style-bullet>
      <text:list-level-style-bullet text:level="8" text:style-name="WW8Num108z1" text:bullet-char="o">
        <style:list-level-properties text:space-before="8.89cm" text:min-label-width="0.635cm"/>
        <style:text-properties style:font-name="Courier New1"/>
      </text:list-level-style-bullet>
      <text:list-level-style-bullet text:level="9" text:style-name="WW8Num10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0.635cm" text:min-label-width="0.635cm"/>
        <style:text-properties style:font-name="Symbol"/>
      </text:list-level-style-bullet>
      <text:list-level-style-bullet text:level="2" text:style-name="WW8Num109z1" text:bullet-char="o">
        <style:list-level-properties text:space-before="1.905cm" text:min-label-width="0.635cm"/>
        <style:text-properties style:font-name="Courier New1"/>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0"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style:font-name="Courier New1"/>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0"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style:font-name="Courier New1"/>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Verdana"/>
      </text:list-level-style-bullet>
      <text:list-level-style-bullet text:level="2" text:style-name="WW8Num110z1" text:bullet-char="o">
        <style:list-level-properties text:space-before="1.905cm" text:min-label-width="0.635cm"/>
        <style:text-properties style:font-name="Courier New1"/>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3"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1"/>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3"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1"/>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min-label-width="0.635cm"/>
        <style:text-properties style:font-name="Symbol"/>
      </text:list-level-style-bullet>
      <text:list-level-style-bullet text:level="2" text:style-name="WW8Num112z1" text:bullet-char="o">
        <style:list-level-properties text:space-before="1.27cm" text:min-label-width="0.635cm"/>
        <style:text-properties style:font-name="Courier New1"/>
      </text:list-level-style-bullet>
      <text:list-level-style-bullet text:level="3" text:style-name="WW8Num112z2" text:bullet-char="">
        <style:list-level-properties text:space-before="2.54cm" text:min-label-width="0.635cm"/>
        <style:text-properties style:font-name="Wingdings"/>
      </text:list-level-style-bullet>
      <text:list-level-style-bullet text:level="4" text:style-name="WW8Num112z0" text:bullet-char="">
        <style:list-level-properties text:space-before="3.81cm" text:min-label-width="0.635cm"/>
        <style:text-properties style:font-name="Symbol"/>
      </text:list-level-style-bullet>
      <text:list-level-style-bullet text:level="5" text:style-name="WW8Num112z1" text:bullet-char="o">
        <style:list-level-properties text:space-before="5.08cm" text:min-label-width="0.635cm"/>
        <style:text-properties style:font-name="Courier New1"/>
      </text:list-level-style-bullet>
      <text:list-level-style-bullet text:level="6" text:style-name="WW8Num112z2" text:bullet-char="">
        <style:list-level-properties text:space-before="6.35cm" text:min-label-width="0.635cm"/>
        <style:text-properties style:font-name="Wingdings"/>
      </text:list-level-style-bullet>
      <text:list-level-style-bullet text:level="7" text:style-name="WW8Num112z0" text:bullet-char="">
        <style:list-level-properties text:space-before="7.62cm" text:min-label-width="0.635cm"/>
        <style:text-properties style:font-name="Symbol"/>
      </text:list-level-style-bullet>
      <text:list-level-style-bullet text:level="8" text:style-name="WW8Num112z1" text:bullet-char="o">
        <style:list-level-properties text:space-before="8.89cm" text:min-label-width="0.635cm"/>
        <style:text-properties style:font-name="Courier New1"/>
      </text:list-level-style-bullet>
      <text:list-level-style-bullet text:level="9" text:style-name="WW8Num11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635cm" text:min-label-width="0.635cm"/>
        <style:text-properties style:font-name="Symbol"/>
      </text:list-level-style-bullet>
      <text:list-level-style-bullet text:level="2" text:style-name="WW8Num117z1" text:bullet-char="o">
        <style:list-level-properties text:space-before="1.905cm" text:min-label-width="0.635cm"/>
        <style:text-properties style:font-name="Courier New1"/>
      </text:list-level-style-bullet>
      <text:list-level-style-bullet text:level="3" text:style-name="WW8Num117z2" text:bullet-char="">
        <style:list-level-properties text:space-before="3.175cm" text:min-label-width="0.635cm"/>
        <style:text-properties style:font-name="Wingdings"/>
      </text:list-level-style-bullet>
      <text:list-level-style-bullet text:level="4" text:style-name="WW8Num117z0" text:bullet-char="">
        <style:list-level-properties text:space-before="4.445cm" text:min-label-width="0.635cm"/>
        <style:text-properties style:font-name="Symbol"/>
      </text:list-level-style-bullet>
      <text:list-level-style-bullet text:level="5" text:style-name="WW8Num117z1" text:bullet-char="o">
        <style:list-level-properties text:space-before="5.715cm" text:min-label-width="0.635cm"/>
        <style:text-properties style:font-name="Courier New1"/>
      </text:list-level-style-bullet>
      <text:list-level-style-bullet text:level="6" text:style-name="WW8Num117z2" text:bullet-char="">
        <style:list-level-properties text:space-before="6.985cm" text:min-label-width="0.635cm"/>
        <style:text-properties style:font-name="Wingdings"/>
      </text:list-level-style-bullet>
      <text:list-level-style-bullet text:level="7" text:style-name="WW8Num117z0" text:bullet-char="">
        <style:list-level-properties text:space-before="8.255cm" text:min-label-width="0.635cm"/>
        <style:text-properties style:font-name="Symbol"/>
      </text:list-level-style-bullet>
      <text:list-level-style-bullet text:level="8" text:style-name="WW8Num117z1" text:bullet-char="o">
        <style:list-level-properties text:space-before="9.525cm" text:min-label-width="0.635cm"/>
        <style:text-properties style:font-name="Courier New1"/>
      </text:list-level-style-bullet>
      <text:list-level-style-bullet text:level="9" text:style-name="WW8Num1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bullet text:level="2" text:style-name="WW8Num118z1" text:bullet-char="o">
        <style:list-level-properties text:space-before="1.27cm" text:min-label-width="0.635cm"/>
        <style:text-properties style:font-name="Courier New1"/>
      </text:list-level-style-bullet>
      <text:list-level-style-bullet text:level="3" text:style-name="WW8Num118z2" text:bullet-char="">
        <style:list-level-properties text:space-before="2.54cm" text:min-label-width="0.635cm"/>
        <style:text-properties style:font-name="Wingdings"/>
      </text:list-level-style-bullet>
      <text:list-level-style-bullet text:level="4" text:style-name="WW8Num118z0" text:bullet-char="">
        <style:list-level-properties text:space-before="3.81cm" text:min-label-width="0.635cm"/>
        <style:text-properties style:font-name="Symbol"/>
      </text:list-level-style-bullet>
      <text:list-level-style-bullet text:level="5" text:style-name="WW8Num118z1" text:bullet-char="o">
        <style:list-level-properties text:space-before="5.08cm" text:min-label-width="0.635cm"/>
        <style:text-properties style:font-name="Courier New1"/>
      </text:list-level-style-bullet>
      <text:list-level-style-bullet text:level="6" text:style-name="WW8Num118z2" text:bullet-char="">
        <style:list-level-properties text:space-before="6.35cm" text:min-label-width="0.635cm"/>
        <style:text-properties style:font-name="Wingdings"/>
      </text:list-level-style-bullet>
      <text:list-level-style-bullet text:level="7" text:style-name="WW8Num118z0" text:bullet-char="">
        <style:list-level-properties text:space-before="7.62cm" text:min-label-width="0.635cm"/>
        <style:text-properties style:font-name="Symbol"/>
      </text:list-level-style-bullet>
      <text:list-level-style-bullet text:level="8" text:style-name="WW8Num118z1" text:bullet-char="o">
        <style:list-level-properties text:space-before="8.89cm" text:min-label-width="0.635cm"/>
        <style:text-properties style:font-name="Courier New1"/>
      </text:list-level-style-bullet>
      <text:list-level-style-bullet text:level="9" text:style-name="WW8Num11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Verdana"/>
      </text:list-level-style-bullet>
      <text:list-level-style-bullet text:level="2" text:style-name="WW8Num119z1" text:bullet-char="o">
        <style:list-level-properties text:space-before="1.905cm" text:min-label-width="0.635cm"/>
        <style:text-properties style:font-name="Courier New1"/>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3"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style:font-name="Courier New1"/>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3"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style:font-name="Courier New1"/>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1.27cm" text:min-label-width="0.635cm"/>
        <style:text-properties style:font-name="Symbol"/>
      </text:list-level-style-bullet>
      <text:list-level-style-bullet text:level="2" text:style-name="WW8Num120z1" text:bullet-char="o">
        <style:list-level-properties text:space-before="2.54cm" text:min-label-width="0.635cm"/>
        <style:text-properties style:font-name="Courier New1"/>
      </text:list-level-style-bullet>
      <text:list-level-style-bullet text:level="3" text:style-name="WW8Num120z2" text:bullet-char="">
        <style:list-level-properties text:space-before="3.81cm" text:min-label-width="0.635cm"/>
        <style:text-properties style:font-name="Wingdings"/>
      </text:list-level-style-bullet>
      <text:list-level-style-bullet text:level="4" text:style-name="WW8Num120z0" text:bullet-char="">
        <style:list-level-properties text:space-before="5.08cm" text:min-label-width="0.635cm"/>
        <style:text-properties style:font-name="Symbol"/>
      </text:list-level-style-bullet>
      <text:list-level-style-bullet text:level="5" text:style-name="WW8Num120z1" text:bullet-char="o">
        <style:list-level-properties text:space-before="6.35cm" text:min-label-width="0.635cm"/>
        <style:text-properties style:font-name="Courier New1"/>
      </text:list-level-style-bullet>
      <text:list-level-style-bullet text:level="6" text:style-name="WW8Num120z2" text:bullet-char="">
        <style:list-level-properties text:space-before="7.62cm" text:min-label-width="0.635cm"/>
        <style:text-properties style:font-name="Wingdings"/>
      </text:list-level-style-bullet>
      <text:list-level-style-bullet text:level="7" text:style-name="WW8Num120z0" text:bullet-char="">
        <style:list-level-properties text:space-before="8.89cm" text:min-label-width="0.635cm"/>
        <style:text-properties style:font-name="Symbol"/>
      </text:list-level-style-bullet>
      <text:list-level-style-bullet text:level="8" text:style-name="WW8Num120z1" text:bullet-char="o">
        <style:list-level-properties text:space-before="10.16cm" text:min-label-width="0.635cm"/>
        <style:text-properties style:font-name="Courier New1"/>
      </text:list-level-style-bullet>
      <text:list-level-style-bullet text:level="9" text:style-name="WW8Num120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1.884cm" text:min-label-width="0.635cm"/>
        <style:text-properties style:font-name="Symbol"/>
      </text:list-level-style-bullet>
      <text:list-level-style-bullet text:level="2" text:style-name="WW8Num121z1" text:bullet-char="o">
        <style:list-level-properties text:space-before="3.154cm" text:min-label-width="0.635cm"/>
        <style:text-properties style:font-name="Courier New1"/>
      </text:list-level-style-bullet>
      <text:list-level-style-bullet text:level="3" text:style-name="WW8Num121z2" text:bullet-char="">
        <style:list-level-properties text:space-before="4.424cm" text:min-label-width="0.635cm"/>
        <style:text-properties style:font-name="Wingdings"/>
      </text:list-level-style-bullet>
      <text:list-level-style-bullet text:level="4" text:style-name="WW8Num121z0" text:bullet-char="">
        <style:list-level-properties text:space-before="5.694cm" text:min-label-width="0.635cm"/>
        <style:text-properties style:font-name="Symbol"/>
      </text:list-level-style-bullet>
      <text:list-level-style-bullet text:level="5" text:style-name="WW8Num121z1" text:bullet-char="o">
        <style:list-level-properties text:space-before="6.964cm" text:min-label-width="0.635cm"/>
        <style:text-properties style:font-name="Courier New1"/>
      </text:list-level-style-bullet>
      <text:list-level-style-bullet text:level="6" text:style-name="WW8Num121z2" text:bullet-char="">
        <style:list-level-properties text:space-before="8.234cm" text:min-label-width="0.635cm"/>
        <style:text-properties style:font-name="Wingdings"/>
      </text:list-level-style-bullet>
      <text:list-level-style-bullet text:level="7" text:style-name="WW8Num121z0" text:bullet-char="">
        <style:list-level-properties text:space-before="9.504cm" text:min-label-width="0.635cm"/>
        <style:text-properties style:font-name="Symbol"/>
      </text:list-level-style-bullet>
      <text:list-level-style-bullet text:level="8" text:style-name="WW8Num121z1" text:bullet-char="o">
        <style:list-level-properties text:space-before="10.774cm" text:min-label-width="0.635cm"/>
        <style:text-properties style:font-name="Courier New1"/>
      </text:list-level-style-bullet>
      <text:list-level-style-bullet text:level="9" text:style-name="WW8Num121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style:font-name="Courier New1"/>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style:font-name="Courier New1"/>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style:font-name="Courier New1"/>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0.635cm" text:min-label-width="0.635cm"/>
        <style:text-properties style:font-name="Symbol"/>
      </text:list-level-style-bullet>
      <text:list-level-style-bullet text:level="2" text:style-name="WW8Num126z1" text:bullet-char="o">
        <style:list-level-properties text:space-before="1.905cm" text:min-label-width="0.635cm"/>
        <style:text-properties style:font-name="Courier New1"/>
      </text:list-level-style-bullet>
      <text:list-level-style-bullet text:level="3" text:style-name="WW8Num126z2" text:bullet-char="">
        <style:list-level-properties text:space-before="3.175cm" text:min-label-width="0.635cm"/>
        <style:text-properties style:font-name="Wingdings"/>
      </text:list-level-style-bullet>
      <text:list-level-style-bullet text:level="4" text:style-name="WW8Num126z0" text:bullet-char="">
        <style:list-level-properties text:space-before="4.445cm" text:min-label-width="0.635cm"/>
        <style:text-properties style:font-name="Symbol"/>
      </text:list-level-style-bullet>
      <text:list-level-style-bullet text:level="5" text:style-name="WW8Num126z1" text:bullet-char="o">
        <style:list-level-properties text:space-before="5.715cm" text:min-label-width="0.635cm"/>
        <style:text-properties style:font-name="Courier New1"/>
      </text:list-level-style-bullet>
      <text:list-level-style-bullet text:level="6" text:style-name="WW8Num126z2" text:bullet-char="">
        <style:list-level-properties text:space-before="6.985cm" text:min-label-width="0.635cm"/>
        <style:text-properties style:font-name="Wingdings"/>
      </text:list-level-style-bullet>
      <text:list-level-style-bullet text:level="7" text:style-name="WW8Num126z0" text:bullet-char="">
        <style:list-level-properties text:space-before="8.255cm" text:min-label-width="0.635cm"/>
        <style:text-properties style:font-name="Symbol"/>
      </text:list-level-style-bullet>
      <text:list-level-style-bullet text:level="8" text:style-name="WW8Num126z1" text:bullet-char="o">
        <style:list-level-properties text:space-before="9.525cm" text:min-label-width="0.635cm"/>
        <style:text-properties style:font-name="Courier New1"/>
      </text:list-level-style-bullet>
      <text:list-level-style-bullet text:level="9" text:style-name="WW8Num1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text:bullet-char="-">
        <style:list-level-properties text:space-before="0.635cm" text:min-label-width="0.635cm"/>
        <style:text-properties style:font-name="Verdana"/>
      </text:list-level-style-bullet>
      <text:list-level-style-bullet text:level="2" text:style-name="WW8Num128z1" text:bullet-char="o">
        <style:list-level-properties text:space-before="1.905cm" text:min-label-width="0.635cm"/>
        <style:text-properties style:font-name="Courier New1"/>
      </text:list-level-style-bullet>
      <text:list-level-style-bullet text:level="3" text:style-name="WW8Num128z2"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1"/>
      </text:list-level-style-bullet>
      <text:list-level-style-bullet text:level="6" text:style-name="WW8Num128z2"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1"/>
      </text:list-level-style-bullet>
      <text:list-level-style-bullet text:level="9" text:style-name="WW8Num1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
        <style:list-level-properties text:space-before="0.635cm" text:min-label-width="0.635cm"/>
        <style:text-properties style:font-name="Symbol"/>
      </text:list-level-style-bullet>
      <text:list-level-style-bullet text:level="2" text:style-name="WW8Num129z1" text:bullet-char="o">
        <style:list-level-properties text:space-before="1.905cm" text:min-label-width="0.635cm"/>
        <style:text-properties style:font-name="Courier New1"/>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0"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style:font-name="Courier New1"/>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0"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style:font-name="Courier New1"/>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style:font-name="Courier New1"/>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style:font-name="Courier New1"/>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style:font-name="Courier New1"/>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min-label-width="0.635cm"/>
        <style:text-properties style:font-name="Symbol"/>
      </text:list-level-style-bullet>
      <text:list-level-style-bullet text:level="2" text:style-name="WW8Num135z1" text:bullet-char="-">
        <style:list-level-properties text:space-before="1.27cm" text:min-label-width="0.635cm"/>
        <style:text-properties style:font-name="Arial1"/>
      </text:list-level-style-bullet>
      <text:list-level-style-bullet text:level="3" text:style-name="WW8Num135z2" text:bullet-char="">
        <style:list-level-properties text:space-before="2.54cm" text:min-label-width="0.635cm"/>
        <style:text-properties style:font-name="Wingdings"/>
      </text:list-level-style-bullet>
      <text:list-level-style-bullet text:level="4" text:style-name="WW8Num135z0" text:bullet-char="">
        <style:list-level-properties text:space-before="3.81cm" text:min-label-width="0.635cm"/>
        <style:text-properties style:font-name="Symbol"/>
      </text:list-level-style-bullet>
      <text:list-level-style-bullet text:level="5" text:style-name="WW8Num135z4" text:bullet-char="o">
        <style:list-level-properties text:space-before="5.08cm" text:min-label-width="0.635cm"/>
        <style:text-properties style:font-name="Courier New1"/>
      </text:list-level-style-bullet>
      <text:list-level-style-bullet text:level="6" text:style-name="WW8Num135z2" text:bullet-char="">
        <style:list-level-properties text:space-before="6.35cm" text:min-label-width="0.635cm"/>
        <style:text-properties style:font-name="Wingdings"/>
      </text:list-level-style-bullet>
      <text:list-level-style-bullet text:level="7" text:style-name="WW8Num135z0" text:bullet-char="">
        <style:list-level-properties text:space-before="7.62cm" text:min-label-width="0.635cm"/>
        <style:text-properties style:font-name="Symbol"/>
      </text:list-level-style-bullet>
      <text:list-level-style-bullet text:level="8" text:style-name="WW8Num135z4" text:bullet-char="o">
        <style:list-level-properties text:space-before="8.89cm" text:min-label-width="0.635cm"/>
        <style:text-properties style:font-name="Courier New1"/>
      </text:list-level-style-bullet>
      <text:list-level-style-bullet text:level="9" text:style-name="WW8Num135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49cm" text:min-label-width="0.635cm"/>
        <style:text-properties style:font-name="Symbol"/>
      </text:list-level-style-bullet>
      <text:list-level-style-bullet text:level="2" text:style-name="WW8Num136z1" text:bullet-char="o">
        <style:list-level-properties text:space-before="2.519cm" text:min-label-width="0.635cm"/>
        <style:text-properties style:font-name="Courier New1"/>
      </text:list-level-style-bullet>
      <text:list-level-style-bullet text:level="3" text:style-name="WW8Num136z2" text:bullet-char="">
        <style:list-level-properties text:space-before="3.789cm" text:min-label-width="0.635cm"/>
        <style:text-properties style:font-name="Wingdings"/>
      </text:list-level-style-bullet>
      <text:list-level-style-bullet text:level="4" text:style-name="WW8Num136z0" text:bullet-char="">
        <style:list-level-properties text:space-before="5.059cm" text:min-label-width="0.635cm"/>
        <style:text-properties style:font-name="Symbol"/>
      </text:list-level-style-bullet>
      <text:list-level-style-bullet text:level="5" text:style-name="WW8Num136z1" text:bullet-char="o">
        <style:list-level-properties text:space-before="6.329cm" text:min-label-width="0.635cm"/>
        <style:text-properties style:font-name="Courier New1"/>
      </text:list-level-style-bullet>
      <text:list-level-style-bullet text:level="6" text:style-name="WW8Num136z2" text:bullet-char="">
        <style:list-level-properties text:space-before="7.599cm" text:min-label-width="0.635cm"/>
        <style:text-properties style:font-name="Wingdings"/>
      </text:list-level-style-bullet>
      <text:list-level-style-bullet text:level="7" text:style-name="WW8Num136z0" text:bullet-char="">
        <style:list-level-properties text:space-before="8.869cm" text:min-label-width="0.635cm"/>
        <style:text-properties style:font-name="Symbol"/>
      </text:list-level-style-bullet>
      <text:list-level-style-bullet text:level="8" text:style-name="WW8Num136z1" text:bullet-char="o">
        <style:list-level-properties text:space-before="10.139cm" text:min-label-width="0.635cm"/>
        <style:text-properties style:font-name="Courier New1"/>
      </text:list-level-style-bullet>
      <text:list-level-style-bullet text:level="9" text:style-name="WW8Num136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1.143cm" text:min-label-width="0.635cm"/>
        <style:text-properties style:font-name="Symbol"/>
      </text:list-level-style-bullet>
      <text:list-level-style-bullet text:level="2" text:style-name="WW8Num141z1" text:bullet-char="o">
        <style:list-level-properties text:space-before="2.413cm" text:min-label-width="0.635cm"/>
        <style:text-properties style:font-name="Courier New1"/>
      </text:list-level-style-bullet>
      <text:list-level-style-bullet text:level="3" text:style-name="WW8Num141z2" text:bullet-char="">
        <style:list-level-properties text:space-before="3.683cm" text:min-label-width="0.635cm"/>
        <style:text-properties style:font-name="Wingdings"/>
      </text:list-level-style-bullet>
      <text:list-level-style-bullet text:level="4" text:style-name="WW8Num141z0" text:bullet-char="">
        <style:list-level-properties text:space-before="4.953cm" text:min-label-width="0.635cm"/>
        <style:text-properties style:font-name="Symbol"/>
      </text:list-level-style-bullet>
      <text:list-level-style-bullet text:level="5" text:style-name="WW8Num141z1" text:bullet-char="o">
        <style:list-level-properties text:space-before="6.223cm" text:min-label-width="0.635cm"/>
        <style:text-properties style:font-name="Courier New1"/>
      </text:list-level-style-bullet>
      <text:list-level-style-bullet text:level="6" text:style-name="WW8Num141z2" text:bullet-char="">
        <style:list-level-properties text:space-before="7.493cm" text:min-label-width="0.635cm"/>
        <style:text-properties style:font-name="Wingdings"/>
      </text:list-level-style-bullet>
      <text:list-level-style-bullet text:level="7" text:style-name="WW8Num141z0" text:bullet-char="">
        <style:list-level-properties text:space-before="8.763cm" text:min-label-width="0.635cm"/>
        <style:text-properties style:font-name="Symbol"/>
      </text:list-level-style-bullet>
      <text:list-level-style-bullet text:level="8" text:style-name="WW8Num141z1" text:bullet-char="o">
        <style:list-level-properties text:space-before="10.033cm" text:min-label-width="0.635cm"/>
        <style:text-properties style:font-name="Courier New1"/>
      </text:list-level-style-bullet>
      <text:list-level-style-bullet text:level="9" text:style-name="WW8Num141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Symbol"/>
      </text:list-level-style-bullet>
      <text:list-level-style-bullet text:level="2" text:style-name="WW8Num145z1" text:bullet-char="o">
        <style:list-level-properties text:space-before="1.905cm" text:min-label-width="0.635cm"/>
        <style:text-properties style:font-name="Courier New1"/>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0"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style:font-name="Courier New1"/>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0"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style:font-name="Courier New1"/>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1"/>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0" text:bullet-char="">
        <style:list-level-properties text:space-before="4.445cm" text:min-label-width="0.635cm"/>
        <style:text-properties style:font-name="Symbol"/>
      </text:list-level-style-bullet>
      <text:list-level-style-bullet text:level="5" text:style-name="WW8Num153z1" text:bullet-char="o">
        <style:list-level-properties text:space-before="5.715cm" text:min-label-width="0.635cm"/>
        <style:text-properties style:font-name="Courier New1"/>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0" text:bullet-char="">
        <style:list-level-properties text:space-before="8.255cm" text:min-label-width="0.635cm"/>
        <style:text-properties style:font-name="Symbol"/>
      </text:list-level-style-bullet>
      <text:list-level-style-bullet text:level="8" text:style-name="WW8Num153z1" text:bullet-char="o">
        <style:list-level-properties text:space-before="9.525cm" text:min-label-width="0.635cm"/>
        <style:text-properties style:font-name="Courier New1"/>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text:bullet-char="">
        <style:list-level-properties text:space-before="0.635cm" text:min-label-width="0.635cm"/>
        <style:text-properties style:font-name="Symbol"/>
      </text:list-level-style-bullet>
      <text:list-level-style-bullet text:level="2" text:style-name="WW8Num155z1" text:bullet-char="o">
        <style:list-level-properties text:space-before="1.905cm" text:min-label-width="0.635cm"/>
        <style:text-properties style:font-name="Courier New1"/>
      </text:list-level-style-bullet>
      <text:list-level-style-bullet text:level="3" text:style-name="WW8Num155z2" text:bullet-char="">
        <style:list-level-properties text:space-before="3.175cm" text:min-label-width="0.635cm"/>
        <style:text-properties style:font-name="Wingdings"/>
      </text:list-level-style-bullet>
      <text:list-level-style-bullet text:level="4" text:style-name="WW8Num155z0" text:bullet-char="">
        <style:list-level-properties text:space-before="4.445cm" text:min-label-width="0.635cm"/>
        <style:text-properties style:font-name="Symbol"/>
      </text:list-level-style-bullet>
      <text:list-level-style-bullet text:level="5" text:style-name="WW8Num155z1" text:bullet-char="o">
        <style:list-level-properties text:space-before="5.715cm" text:min-label-width="0.635cm"/>
        <style:text-properties style:font-name="Courier New1"/>
      </text:list-level-style-bullet>
      <text:list-level-style-bullet text:level="6" text:style-name="WW8Num155z2" text:bullet-char="">
        <style:list-level-properties text:space-before="6.985cm" text:min-label-width="0.635cm"/>
        <style:text-properties style:font-name="Wingdings"/>
      </text:list-level-style-bullet>
      <text:list-level-style-bullet text:level="7" text:style-name="WW8Num155z0" text:bullet-char="">
        <style:list-level-properties text:space-before="8.255cm" text:min-label-width="0.635cm"/>
        <style:text-properties style:font-name="Symbol"/>
      </text:list-level-style-bullet>
      <text:list-level-style-bullet text:level="8" text:style-name="WW8Num155z1" text:bullet-char="o">
        <style:list-level-properties text:space-before="9.525cm" text:min-label-width="0.635cm"/>
        <style:text-properties style:font-name="Courier New1"/>
      </text:list-level-style-bullet>
      <text:list-level-style-bullet text:level="9" text:style-name="WW8Num15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text:bullet-char="">
        <style:list-level-properties text:space-before="0.635cm" text:min-label-width="0.635cm"/>
        <style:text-properties style:font-name="Symbol"/>
      </text:list-level-style-bullet>
      <text:list-level-style-bullet text:level="2" text:style-name="WW8Num157z1" text:bullet-char="o">
        <style:list-level-properties text:space-before="1.905cm" text:min-label-width="0.635cm"/>
        <style:text-properties style:font-name="Courier New1"/>
      </text:list-level-style-bullet>
      <text:list-level-style-bullet text:level="3" text:style-name="WW8Num157z2" text:bullet-char="">
        <style:list-level-properties text:space-before="3.175cm" text:min-label-width="0.635cm"/>
        <style:text-properties style:font-name="Wingdings"/>
      </text:list-level-style-bullet>
      <text:list-level-style-bullet text:level="4" text:style-name="WW8Num157z0" text:bullet-char="">
        <style:list-level-properties text:space-before="4.445cm" text:min-label-width="0.635cm"/>
        <style:text-properties style:font-name="Symbol"/>
      </text:list-level-style-bullet>
      <text:list-level-style-bullet text:level="5" text:style-name="WW8Num157z1" text:bullet-char="o">
        <style:list-level-properties text:space-before="5.715cm" text:min-label-width="0.635cm"/>
        <style:text-properties style:font-name="Courier New1"/>
      </text:list-level-style-bullet>
      <text:list-level-style-bullet text:level="6" text:style-name="WW8Num157z2" text:bullet-char="">
        <style:list-level-properties text:space-before="6.985cm" text:min-label-width="0.635cm"/>
        <style:text-properties style:font-name="Wingdings"/>
      </text:list-level-style-bullet>
      <text:list-level-style-bullet text:level="7" text:style-name="WW8Num157z0" text:bullet-char="">
        <style:list-level-properties text:space-before="8.255cm" text:min-label-width="0.635cm"/>
        <style:text-properties style:font-name="Symbol"/>
      </text:list-level-style-bullet>
      <text:list-level-style-bullet text:level="8" text:style-name="WW8Num157z1" text:bullet-char="o">
        <style:list-level-properties text:space-before="9.525cm" text:min-label-width="0.635cm"/>
        <style:text-properties style:font-name="Courier New1"/>
      </text:list-level-style-bullet>
      <text:list-level-style-bullet text:level="9" text:style-name="WW8Num1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0.635cm" text:min-label-width="0.635cm"/>
        <style:text-properties style:font-name="Symbol"/>
      </text:list-level-style-bullet>
      <text:list-level-style-bullet text:level="2" text:style-name="WW8Num158z1" text:bullet-char="o">
        <style:list-level-properties text:space-before="1.905cm" text:min-label-width="0.635cm"/>
        <style:text-properties style:font-name="Courier New1"/>
      </text:list-level-style-bullet>
      <text:list-level-style-bullet text:level="3" text:style-name="WW8Num158z2" text:bullet-char="">
        <style:list-level-properties text:space-before="3.175cm" text:min-label-width="0.635cm"/>
        <style:text-properties style:font-name="Wingdings"/>
      </text:list-level-style-bullet>
      <text:list-level-style-bullet text:level="4" text:style-name="WW8Num158z0" text:bullet-char="">
        <style:list-level-properties text:space-before="4.445cm" text:min-label-width="0.635cm"/>
        <style:text-properties style:font-name="Symbol"/>
      </text:list-level-style-bullet>
      <text:list-level-style-bullet text:level="5" text:style-name="WW8Num158z1" text:bullet-char="o">
        <style:list-level-properties text:space-before="5.715cm" text:min-label-width="0.635cm"/>
        <style:text-properties style:font-name="Courier New1"/>
      </text:list-level-style-bullet>
      <text:list-level-style-bullet text:level="6" text:style-name="WW8Num158z2" text:bullet-char="">
        <style:list-level-properties text:space-before="6.985cm" text:min-label-width="0.635cm"/>
        <style:text-properties style:font-name="Wingdings"/>
      </text:list-level-style-bullet>
      <text:list-level-style-bullet text:level="7" text:style-name="WW8Num158z0" text:bullet-char="">
        <style:list-level-properties text:space-before="8.255cm" text:min-label-width="0.635cm"/>
        <style:text-properties style:font-name="Symbol"/>
      </text:list-level-style-bullet>
      <text:list-level-style-bullet text:level="8" text:style-name="WW8Num158z1" text:bullet-char="o">
        <style:list-level-properties text:space-before="9.525cm" text:min-label-width="0.635cm"/>
        <style:text-properties style:font-name="Courier New1"/>
      </text:list-level-style-bullet>
      <text:list-level-style-bullet text:level="9" text:style-name="WW8Num15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space-before="0.635cm" text:min-label-width="0.635cm"/>
        <style:text-properties style:font-name="Symbol"/>
      </text:list-level-style-bullet>
      <text:list-level-style-bullet text:level="2" text:style-name="WW8Num159z1" text:bullet-char="o">
        <style:list-level-properties text:space-before="1.905cm" text:min-label-width="0.635cm"/>
        <style:text-properties style:font-name="Courier New1"/>
      </text:list-level-style-bullet>
      <text:list-level-style-bullet text:level="3" text:style-name="WW8Num159z2" text:bullet-char="">
        <style:list-level-properties text:space-before="3.175cm" text:min-label-width="0.635cm"/>
        <style:text-properties style:font-name="Wingdings"/>
      </text:list-level-style-bullet>
      <text:list-level-style-bullet text:level="4" text:style-name="WW8Num159z0" text:bullet-char="">
        <style:list-level-properties text:space-before="4.445cm" text:min-label-width="0.635cm"/>
        <style:text-properties style:font-name="Symbol"/>
      </text:list-level-style-bullet>
      <text:list-level-style-bullet text:level="5" text:style-name="WW8Num159z1" text:bullet-char="o">
        <style:list-level-properties text:space-before="5.715cm" text:min-label-width="0.635cm"/>
        <style:text-properties style:font-name="Courier New1"/>
      </text:list-level-style-bullet>
      <text:list-level-style-bullet text:level="6" text:style-name="WW8Num159z2" text:bullet-char="">
        <style:list-level-properties text:space-before="6.985cm" text:min-label-width="0.635cm"/>
        <style:text-properties style:font-name="Wingdings"/>
      </text:list-level-style-bullet>
      <text:list-level-style-bullet text:level="7" text:style-name="WW8Num159z0" text:bullet-char="">
        <style:list-level-properties text:space-before="8.255cm" text:min-label-width="0.635cm"/>
        <style:text-properties style:font-name="Symbol"/>
      </text:list-level-style-bullet>
      <text:list-level-style-bullet text:level="8" text:style-name="WW8Num159z1" text:bullet-char="o">
        <style:list-level-properties text:space-before="9.525cm" text:min-label-width="0.635cm"/>
        <style:text-properties style:font-name="Courier New1"/>
      </text:list-level-style-bullet>
      <text:list-level-style-bullet text:level="9" text:style-name="WW8Num15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style:font-name="Courier New1"/>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style:font-name="Courier New1"/>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style:font-name="Courier New1"/>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64cm"/>
          <style:tab-stop style:position="15.589cm" style:type="right"/>
        </style:tab-stops>
      </style:paragraph-properties>
      <style:text-properties officeooo:paragraph-rsid="000d9554"/>
    </style:style>
    <style:style style:name="MT1" style:family="text">
      <style:text-properties officeooo:rsid="000d0499"/>
    </style:style>
    <style:style style:name="MT2" style:family="text">
      <style:text-properties style:font-name="Arial1" fo:font-size="10pt" style:font-size-asian="10pt" style:font-name-complex="Arial1"/>
    </style:style>
    <style:style style:name="MT3" style:family="text">
      <style:text-properties fo:color="#0000ff" style:font-name="Liberation Sans" fo:font-size="9pt" fo:font-weight="bold" style:font-size-asian="9pt" style:font-weight-asian="bold" style:font-name-complex="Arial1" style:font-size-complex="9pt" style:font-weight-complex="bold"/>
    </style:style>
    <style:style style:name="MT4" style:family="text">
      <style:text-properties fo:color="#0000ff" style:font-name="Liberation Sans" fo:font-size="9pt" fo:font-weight="bold" officeooo:rsid="001dfd33" style:font-size-asian="9pt" style:font-weight-asian="bold" style:font-name-complex="Arial1" style:font-size-complex="9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__DdeLink__1246_863857014"/>Ingeniería en Sistemas de Información - Sistemas Operativos</text:p>
        <text:p text:style-name="MP2">Práctico <text:span text:style-name="MT1">4</text:span> - Obteniendo Ayuda<text:bookmark-end text:name="__DdeLink__1246_863857014"/></text:p>
      </style:header>
      <style:footer>
        <text:p text:style-name="MP3"><text:bookmark-start text:name="__DdeLink__1248_863857014"/><text:span text:style-name="MT2">Ing. Arellano - Ing. Aguiar</text:span><text:tab/><text:span text:style-name="MT3">Año 201</text:span><text:span text:style-name="MT4">7</text:span><text:tab/><text:span text:style-name="Page_20_Number"><text:span text:style-name="MT2"><text:page-number text:select-page="current">4</text:page-number></text:span></text:span><text:bookmark-end text:name="__DdeLink__1248_863857014"/></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áctico 3</dc:title>
    <meta:initial-creator>Gabriel Arellano</meta:initial-creator>
    <meta:creation-date>2003-10-29T17:55:00</meta:creation-date>
    <dc:date>2017-08-03T08:25:28.718945913</dc:date>
    <meta:print-date>2003-08-08T13:38:00</meta:print-date>
    <dc:language>es-AR</dc:language>
    <meta:editing-cycles>79</meta:editing-cycles>
    <meta:editing-duration>PT21H44M7S</meta:editing-duration>
    <meta:document-statistic meta:table-count="1" meta:image-count="0" meta:object-count="0" meta:page-count="4" meta:paragraph-count="115" meta:word-count="1713" meta:character-count="10346" meta:non-whitespace-character-count="8694"/>
    <meta:user-defined meta:name="Info 1">Gabriel Arellano</meta:user-defined>
    <meta:user-defined meta:name="Info 2"/>
    <meta:user-defined meta:name="Info 3"/>
    <meta:user-defined meta:name="Info 4"/>
  </office:meta>
</office:document-meta>
</file>